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CodeBox">
      <style:graphic-properties fo:min-height="1.93cm" fo:min-width="11.184cm"/>
    </style:style>
    <style:style style:name="gr9" style:family="graphic" style:parent-style-name="CodeBox">
      <style:graphic-properties fo:min-height="6.75cm" fo:min-width="12cm"/>
    </style:style>
    <style:style style:name="gr10"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1" style:family="graphic" style:parent-style-name="CodeBox">
      <style:graphic-properties fo:min-height="6.25cm" fo:min-width="12.574cm"/>
    </style:style>
    <style:style style:name="gr12" style:family="graphic" style:parent-style-name="CodeBox">
      <style:graphic-properties draw:fill="solid" draw:fill-color="#ffcc99" fo:min-height="6.375cm" fo:min-width="16.299cm"/>
    </style:style>
    <style:style style:name="gr13"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4c4c4c" draw:textarea-horizontal-align="center" draw:textarea-vertical-align="middle"/>
    </style:style>
    <style:style style:name="gr17" style:family="graphic" style:parent-style-name="standard">
      <style:graphic-properties svg:stroke-color="#4c4c4c" draw:marker-end="Arrow" draw:marker-end-width="0.3cm" draw:textarea-horizontal-align="center" draw:textarea-vertical-align="middle"/>
    </style:style>
    <style:style style:name="gr18"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9" style:family="graphic" style:parent-style-name="CodeBox">
      <style:graphic-properties draw:fill="solid" draw:fill-color="#ffcc99" fo:min-height="8.875cm" fo:min-width="16.299cm"/>
    </style:style>
    <style:style style:name="gr20" style:family="graphic" style:parent-style-name="CodeBox">
      <style:graphic-properties fo:min-height="5.05cm" fo:min-width="16.766cm"/>
    </style:style>
    <style:style style:name="gr21"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2" style:family="graphic" style:parent-style-name="CodeBox">
      <style:graphic-properties fo:min-height="3.75cm" fo:min-width="16.766cm"/>
    </style:style>
    <style:style style:name="gr2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CodeBox">
      <style:graphic-properties draw:fill="solid" draw:fill-color="#ffcc99" fo:min-height="3.374cm" fo:min-width="16.766cm"/>
    </style:style>
    <style:style style:name="gr29" style:family="graphic" style:parent-style-name="CodeBox">
      <style:graphic-properties fo:min-height="4.239cm" fo:min-width="7.623cm"/>
    </style:style>
    <style:style style:name="gr30" style:family="graphic" style:parent-style-name="SmallSlideNote">
      <style:graphic-properties fo:min-height="0.898cm"/>
    </style:style>
    <style:style style:name="gr31" style:family="graphic" style:parent-style-name="CodeBox">
      <style:graphic-properties draw:fill="solid" draw:fill-color="#ffff66" fo:min-height="5.036cm" fo:min-width="8.799cm"/>
    </style:style>
    <style:style style:name="gr32" style:family="graphic" style:parent-style-name="CodeBox">
      <style:graphic-properties fo:min-height="6.25cm" fo:min-width="11.5cm"/>
    </style:style>
    <style:style style:name="gr33" style:family="graphic" style:parent-style-name="standard">
      <style:graphic-properties draw:marker-end="Arrow" draw:marker-end-width="0.3cm" draw:textarea-horizontal-align="center" draw:textarea-vertical-align="middle"/>
    </style:style>
    <style:style style:name="gr34" style:family="graphic" style:parent-style-name="CodeBox">
      <style:graphic-properties fo:min-height="4.75cm" fo:min-width="8.39cm"/>
    </style:style>
    <style:style style:name="gr35"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36" style:family="graphic" style:parent-style-name="CodeBox">
      <style:graphic-properties draw:fill="solid" draw:fill-color="#ffcc99" fo:min-height="6.25cm" fo:min-width="6.2cm"/>
    </style:style>
    <style:style style:name="gr37" style:family="graphic" style:parent-style-name="CodeBox">
      <style:graphic-properties fo:min-height="6.434cm" fo:min-width="19.824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6.434cm" fo:min-width="12.498cm"/>
    </style:style>
    <style:style style:name="gr43" style:family="graphic" style:parent-style-name="SmallSlideNote">
      <style:graphic-properties fo:min-height="2.249cm"/>
    </style:style>
    <style:style style:name="gr44" style:family="graphic" style:parent-style-name="CodeBox">
      <style:graphic-properties fo:min-height="7.796cm" fo:min-width="20.324cm"/>
    </style:style>
    <style:style style:name="gr45" style:family="graphic" style:parent-style-name="CodeBox">
      <style:graphic-properties draw:fill="solid" draw:fill-color="#ffcc99" fo:min-height="6.496cm" fo:min-width="20.333cm"/>
    </style:style>
    <style:style style:name="gr46" style:family="graphic" style:parent-style-name="CodeBox">
      <style:graphic-properties fo:min-height="7.365cm" fo:min-width="16.324cm"/>
    </style:style>
    <style:style style:name="gr47" style:family="graphic" style:parent-style-name="CodeBox">
      <style:graphic-properties fo:min-height="8.296cm" fo:min-width="14.794cm"/>
    </style:style>
    <style:style style:name="gr48" style:family="graphic" style:parent-style-name="CodeBox">
      <style:graphic-properties fo:min-height="11.089cm" fo:min-width="16.266cm"/>
    </style:style>
    <style:style style:name="gr49" style:family="graphic" style:parent-style-name="CodeBox">
      <style:graphic-properties fo:min-height="3.641cm" fo:min-width="11.566cm"/>
    </style:style>
    <style:style style:name="gr50" style:family="graphic" style:parent-style-name="CodeBox">
      <style:graphic-properties draw:fill="solid" draw:fill-color="#ffcc99" fo:min-height="3.85cm" fo:min-width="14.766cm"/>
    </style:style>
    <style:style style:name="gr51" style:family="graphic" style:parent-style-name="standard">
      <style:graphic-properties draw:textarea-vertical-align="middle" draw:auto-grow-height="false" fo:min-height="0.749cm" fo:min-width="0.499cm"/>
    </style:style>
    <style:style style:name="gr52" style:family="graphic" style:parent-style-name="standard">
      <style:graphic-properties draw:textarea-horizontal-align="justify" draw:textarea-vertical-align="middle" draw:auto-grow-height="false"/>
    </style:style>
    <style:style style:name="gr53" style:family="graphic" style:parent-style-name="CodeBox">
      <style:graphic-properties draw:fill="solid" draw:fill-color="#ffcc99" fo:min-height="6.75cm" fo:min-width="19.825cm"/>
    </style:style>
    <style:style style:name="gr54" style:family="graphic" style:parent-style-name="CodeBox">
      <style:graphic-properties draw:fill="solid" draw:fill-color="#ffcc99" fo:min-height="3.75cm" fo:min-width="19.825cm"/>
    </style:style>
    <style:style style:name="gr55" style:family="graphic" style:parent-style-name="CodeBox">
      <style:graphic-properties fo:min-height="12.951cm" fo:min-width="18.791cm"/>
    </style:style>
    <style:style style:name="gr56" style:family="graphic" style:parent-style-name="CodeBox">
      <style:graphic-properties fo:min-height="12.069cm" fo:min-width="23.89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paragraph-properties style:writing-mode="lr-tb" style:font-independent-line-spacing="true"/>
    </style:style>
    <style:style style:name="P3" style:family="paragraph">
      <style:text-properties fo:font-size="24pt" style:font-size-asian="18pt" style:font-size-complex="18pt"/>
    </style:style>
    <style:style style:name="P4" style:family="paragraph">
      <style:text-properties fo:font-size="22pt" style:font-size-asian="22pt" style:font-size-complex="22pt"/>
    </style:style>
    <style:style style:name="P5" style:family="paragraph">
      <style:paragraph-properties fo:margin-left="0cm" fo:margin-right="0cm" fo:line-height="100%" fo:text-indent="0cm"/>
    </style:style>
    <style:style style:name="P6" style:family="paragraph">
      <style:paragraph-properties fo:margin-left="0cm" fo:margin-right="0cm" fo:line-height="100%" fo:text-indent="0cm" style:writing-mode="lr-tb" style:font-independent-line-spacing="true"/>
      <style:text-properties fo:font-size="24pt"/>
    </style:style>
    <style:style style:name="P7" style:family="paragraph">
      <style:text-properties fo:font-size="20pt"/>
    </style:style>
    <style:style style:name="P8" style:family="paragraph">
      <style:paragraph-properties fo:text-align="center"/>
    </style:style>
    <style:style style:name="P9"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0" style:family="paragraph">
      <style:text-properties fo:font-size="36pt" style:font-size-asian="36pt" style:font-size-complex="36pt"/>
    </style:style>
    <style:style style:name="P11" style:family="paragraph">
      <style:text-properties fo:font-size="28pt" style:font-size-asian="28pt" style:font-size-complex="28pt"/>
    </style:style>
    <style:style style:name="P12" style:family="paragraph">
      <style:text-properties fo:font-size="18pt"/>
    </style:style>
    <style:style style:name="P13" style:family="paragraph">
      <style:text-properties fo:font-size="48pt" style:font-size-asian="48pt" style:font-size-complex="48pt"/>
    </style:style>
    <style:style style:name="P14" style:family="paragraph">
      <style:text-properties fo:font-size="24pt"/>
    </style:style>
    <style:style style:name="P15"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fo:font-size="24pt" style:font-size-asian="18pt" style:font-size-complex="18pt"/>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3300" fo:font-family="Wingdings" style:font-pitch="variable" style:font-charset="x-symbol" fo:font-size="60pt" fo:language="en" fo:country="US" fo:text-shadow="1pt 1pt" style:font-size-asian="60pt" style:font-size-complex="60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008000" fo:font-size="22pt" fo:font-style="italic" style:font-size-asian="22pt" style:font-style-asian="italic" style:font-size-complex="22pt" style:font-style-complex="italic"/>
    </style:style>
    <style:style style:name="T8"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2pt" style:font-size-asian="22pt" style:font-size-complex="22pt"/>
    </style:style>
    <style:style style:name="T11" style:family="text">
      <style:text-properties fo:font-size="36pt" style:font-size-asian="36pt" style:font-size-complex="36pt"/>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font-size="48pt" style:font-size-asian="48pt" style:font-size-complex="48pt"/>
    </style:style>
    <style:style style:name="T16" style:family="text">
      <style:text-properties fo:font-size="18pt"/>
    </style:style>
    <style:style style:name="T17" style:family="text">
      <style:text-properties fo:color="#008000"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1" draw:text-style-name="P2"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2" draw:text-style-name="P2"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3" draw:text-style-name="P2" draw:layer="layout" svg:width="3.907cm" svg:height="4.6cm" svg:x="20.245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3" draw:text-style-name="P2" draw:layer="layout" svg:width="0.641cm" svg:height="1.208cm" svg:x="20.997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1" draw:text-style-name="P2" draw:layer="layout" svg:width="0.167cm" svg:height="0.306cm" svg:x="21.174cm" svg:y="18.071cm">
            <text:p/>
            <draw:enhanced-geometry svg:viewBox="0 0 47 73" draw:mirror-horizontal="true" draw:type="non-primitive" draw:enhanced-path="M 47 73 L 0 73 0 55 0 36 0 18 0 0 16 18 31 36 31 55 47 55 47 73 47 73 Z N"/>
          </draw:custom-shape>
          <draw:custom-shape draw:style-name="gr3" draw:text-style-name="P2" draw:layer="layout" svg:width="0.111cm" svg:height="0.566cm" svg:x="21.28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3" draw:text-style-name="P2"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3" draw:text-style-name="P2" draw:layer="layout" svg:width="0.051cm" svg:height="0.077cm" svg:x="21.457cm" svg:y="9.7cm">
            <text:p/>
            <draw:enhanced-geometry svg:viewBox="0 0 15 18" draw:mirror-horizontal="true" draw:type="non-primitive" draw:enhanced-path="M 15 0 L 15 18 0 18 15 0 15 0 Z N"/>
          </draw:custom-shape>
          <draw:custom-shape draw:style-name="gr3" draw:text-style-name="P2"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3" draw:text-style-name="P2"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3" draw:text-style-name="P2" draw:layer="layout" svg:width="0.293cm" svg:height="0.644cm" svg:x="21.509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3" draw:text-style-name="P2" draw:layer="layout" svg:width="0.921cm" svg:height="0.718cm" svg:x="21.57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3" draw:text-style-name="P2" draw:layer="layout" svg:width="0.113cm" svg:height="0.307cm" svg:x="21.638cm" svg:y="14.768cm">
            <text:p/>
            <draw:enhanced-geometry svg:viewBox="0 0 31 73" draw:mirror-horizontal="true" draw:type="non-primitive" draw:enhanced-path="M 31 0 L 15 18 0 73 0 54 0 36 0 18 15 0 31 0 31 0 Z N"/>
          </draw:custom-shape>
          <draw:custom-shape draw:style-name="gr1" draw:text-style-name="P2" draw:layer="layout" svg:width="0.169cm" svg:height="0.097cm" svg:x="21.69cm" svg:y="17.898cm">
            <text:p/>
            <draw:enhanced-geometry svg:viewBox="0 0 47 22" draw:mirror-horizontal="true" draw:type="non-primitive" draw:enhanced-path="M 47 22 L 32 22 16 22 0 22 16 22 32 0 47 0 47 22 47 22 Z N"/>
          </draw:custom-shape>
          <draw:custom-shape draw:style-name="gr4" draw:text-style-name="P2"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4" draw:text-style-name="P2"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3" draw:text-style-name="P2" draw:layer="layout" svg:width="0.573cm" svg:height="2.169cm" svg:x="22.38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3" draw:text-style-name="P2"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2" draw:text-style-name="P2" draw:layer="layout" svg:width="3.501cm" svg:height="9.505cm" svg:x="16.399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3" draw:text-style-name="P2" draw:layer="layout" svg:width="0.449cm" svg:height="0.383cm" svg:x="16.984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3" draw:text-style-name="P2"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3" draw:text-style-name="P2"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3" draw:text-style-name="P2" draw:layer="layout" svg:width="0.049cm" svg:height="0.126cm" svg:x="17.647cm" svg:y="9.67cm">
            <text:p/>
            <draw:enhanced-geometry svg:viewBox="0 0 15 27" draw:mirror-horizontal="true" draw:type="non-primitive" draw:enhanced-path="M 15 27 L 8 27 0 27 0 23 0 15 0 0 8 7 8 23 15 27 15 27 Z N"/>
          </draw:custom-shape>
          <draw:custom-shape draw:style-name="gr3" draw:text-style-name="P2"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3" draw:text-style-name="P2"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3" draw:text-style-name="P2"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3" draw:text-style-name="P2" draw:layer="layout" svg:width="0.243cm" svg:height="0.279cm" svg:x="17.009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3" draw:text-style-name="P2" draw:layer="layout" svg:width="0.05cm" svg:height="0.087cm" svg:x="17.086cm" svg:y="10.554cm">
            <text:p/>
            <draw:enhanced-geometry svg:viewBox="0 0 15 19" draw:mirror-horizontal="true" draw:type="non-primitive" draw:enhanced-path="M 0 19 L 0 15 0 8 7 8 15 0 15 8 0 15 0 19 0 19 Z N"/>
          </draw:custom-shape>
          <draw:custom-shape draw:style-name="gr3" draw:text-style-name="P2" draw:layer="layout" svg:width="0.217cm" svg:height="0.123cm" svg:x="16.891cm" svg:y="10.776cm">
            <text:p/>
            <draw:enhanced-geometry svg:viewBox="0 0 68 28" draw:mirror-horizontal="true" draw:type="non-primitive" draw:enhanced-path="M 68 0 L 60 0 49 8 42 8 34 12 26 20 11 20 8 28 8 20 0 12 11 8 19 8 34 8 42 0 57 0 60 0 68 0 68 0 Z N"/>
          </draw:custom-shape>
          <draw:custom-shape draw:style-name="gr3" draw:text-style-name="P2" draw:layer="layout" svg:width="0.293cm" svg:height="1.411cm" svg:x="18.681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3" draw:text-style-name="P2"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3" draw:text-style-name="P2" draw:layer="layout" svg:width="0.124cm" svg:height="0.385cm" svg:x="18.107cm" svg:y="11.005cm">
            <text:p/>
            <draw:enhanced-geometry svg:viewBox="0 0 38 86" draw:mirror-horizontal="true" draw:type="non-primitive" draw:enhanced-path="M 0 0 L 38 86 30 86 0 0 0 0 Z N"/>
          </draw:custom-shape>
          <draw:custom-shape draw:style-name="gr3" draw:text-style-name="P2" draw:layer="layout" svg:width="0.093cm" svg:height="1.229cm" svg:x="17.514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3" draw:text-style-name="P2" draw:layer="layout" svg:width="0.267cm" svg:height="0.317cm" svg:x="16.713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3" draw:text-style-name="P2" draw:layer="layout" svg:width="0.255cm" svg:height="0.172cm" svg:x="16.825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3" draw:text-style-name="P2"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3" draw:text-style-name="P2"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3" draw:text-style-name="P2"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3" draw:text-style-name="P2" draw:layer="layout" svg:width="0.553cm" svg:height="1.017cm" svg:x="17.77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3" draw:text-style-name="P2"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3" draw:text-style-name="P2" draw:layer="layout" svg:width="0.217cm" svg:height="0.338cm" svg:x="17.801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5" draw:text-style-name="P2"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5" draw:text-style-name="P2"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3" draw:text-style-name="P2" draw:layer="layout" svg:width="0.007cm" svg:height="0.029cm" svg:x="17.968cm" svg:y="14.365cm">
            <text:p/>
            <draw:enhanced-geometry svg:viewBox="0 0 0 7" draw:mirror-horizontal="true" draw:type="non-primitive" draw:enhanced-path="M 0 0 L 0 7 0 0 0 0 Z N"/>
          </draw:custom-shape>
          <draw:custom-shape draw:style-name="gr3" draw:text-style-name="P2"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5" draw:text-style-name="P2"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3" draw:text-style-name="P2" draw:layer="layout" svg:width="0.897cm" svg:height="0.904cm" svg:x="18.301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3" draw:text-style-name="P2" draw:layer="layout" svg:width="0.293cm" svg:height="0.509cm" svg:x="17.054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3" draw:text-style-name="P2" draw:layer="layout" svg:width="0.337cm" svg:height="0.385cm" svg:x="18.392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3" draw:text-style-name="P2"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3" draw:text-style-name="P2" draw:layer="layout" svg:width="0.131cm" svg:height="0.318cm" svg:x="18.164cm" svg:y="17.398cm">
            <text:p/>
            <draw:enhanced-geometry svg:viewBox="0 0 41 70" draw:mirror-horizontal="true" draw:type="non-primitive" draw:enhanced-path="M 41 4 L 41 11 41 19 41 43 41 54 41 70 0 54 0 46 0 35 7 19 7 4 7 0 15 4 26 4 41 4 41 4 Z N"/>
          </draw:custom-shape>
          <draw:custom-shape draw:style-name="gr6" draw:text-style-name="P2"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6" draw:text-style-name="P2"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6" draw:text-style-name="P2"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7"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draw:text-box>
            <text:list text:style-name="L2">
              <text:list-item>
                <text:p>An object should be created explicitly with all the values and other objects it needs</text:p>
              </text:list-item>
              <text:list-item>
                <text:p>Unit testing helps you determine this</text:p>
              </text:list-item>
            </text:list>
          </draw:text-box>
        </draw:frame>
        <draw:custom-shape draw:style-name="gr8" draw:text-style-name="P3" draw:layer="layout" svg:width="13.074cm" svg:height="7.921cm" svg:x="14.535cm" svg:y="9.452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9" draw:text-style-name="P4" draw:layer="layout" svg:width="13.074cm" svg:height="7.842cm" svg:x="0.914cm" svg:y="9.5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text:span></text:p>
          <text:p><text:span text:style-name="T1"><text:s text:c="2"/></text:span><text:span text:style-name="T1">assert(today.day() == 7);</text:span></text:p>
          <text:p><text:span text:style-name="T1"><text:s text:c="2"/></text:span><text:span text:style-name="T1">...</text:span></text:p>
          <text:p><text:span text:style-name="T1">}</text:span></text:p>
          <draw:enhanced-geometry svg:viewBox="0 0 21600 21600" draw:type="rectangle" draw:enhanced-path="M 0 0 L 21600 0 21600 21600 0 21600 0 0 Z N"/>
        </draw:custom-shape>
        <draw:custom-shape draw:style-name="gr10" draw:text-style-name="P6" draw:layer="layout" svg:width="2.5cm" svg:height="3.295cm" svg:x="20.3cm" svg:y="17.2cm">
          <text:p text:style-name="P5"><text:span text:style-name="T3"></text:span></text:p>
          <draw:enhanced-geometry svg:viewBox="0 0 21600 21600" draw:type="rectangle" draw:enhanced-path="M 0 0 L 21600 0 21600 21600 0 21600 0 0 Z N"/>
        </draw:custom-shape>
        <draw:custom-shape draw:style-name="gr10" draw:text-style-name="P6" draw:layer="layout" svg:width="2.5cm" svg:height="3cm" svg:x="6.7cm" svg:y="17.3cm">
          <text:p text:style-name="P5"><text:span text:style-name="T4"></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11" draw:text-style-name="P3" draw:layer="layout" svg:width="13.074cm" svg:height="6.5cm" svg:x="5.327cm" svg:y="6.1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2">}</text:span></text:p>
          <draw:enhanced-geometry svg:viewBox="0 0 21600 21600" draw:type="rectangle" draw:enhanced-path="M 0 0 L 21600 0 21600 21600 0 21600 0 0 Z N"/>
        </draw:custom-shape>
        <draw:custom-shape draw:style-name="gr12" draw:text-style-name="P3" draw:layer="layout" svg:width="16.799cm" svg:height="6.625cm" svg:x="8.901cm" svg:y="11.8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text:span></text:p>
          <text:p><text:span text:style-name="T1">...</text:span></text:p>
          <draw:enhanced-geometry svg:viewBox="0 0 21600 21600" draw:type="rectangle" draw:enhanced-path="M 0 0 L 21600 0 21600 21600 0 21600 0 0 Z N"/>
        </draw:custom-shape>
        <draw:custom-shape draw:style-name="gr13" draw:text-style-name="P6" draw:layer="layout" svg:width="8.242cm" svg:height="1.173cm" svg:x="14.755cm" svg:y="5.078cm">
          <text:p text:style-name="P5"><text:span text:style-name="T5">date_tests.cpp</text:span></text:p>
          <draw:enhanced-geometry svg:viewBox="0 0 21600 21600" draw:type="mso-spt202" draw:enhanced-path="M 0 0 L 21600 0 21600 21600 0 21600 0 0 Z N"/>
        </draw:custom-shape>
        <draw:custom-shape draw:style-name="gr14" draw:text-style-name="P6" draw:layer="layout" svg:width="2.616cm" svg:height="1.451cm" svg:x="23.2cm" svg:y="10.8cm">
          <text:p text:style-name="P5"><text:span text:style-name="T5">date.hpp</text:span></text:p>
          <draw:enhanced-geometry svg:viewBox="0 0 21600 21600" draw:type="mso-spt202" draw:enhanced-path="M 0 0 L 21600 0 21600 21600 0 21600 0 0 Z N"/>
        </draw:custom-shape>
        <draw:line draw:style-name="gr15" draw:text-style-name="P8" draw:layer="layout" svg:x1="5.3cm" svg:y1="10cm" svg:x2="3.3cm" svg:y2="10cm">
          <text:p/>
        </draw:line>
        <draw:line draw:style-name="gr15" draw:text-style-name="P8" draw:layer="layout" svg:x1="3.3cm" svg:y1="10cm" svg:x2="3.3cm" svg:y2="15cm">
          <text:p/>
        </draw:line>
        <draw:line draw:style-name="gr16" draw:text-style-name="P8" draw:layer="layout" svg:x1="5.4cm" svg:y1="10cm" svg:x2="6.4cm" svg:y2="10cm">
          <text:p/>
        </draw:line>
        <draw:line draw:style-name="gr15" draw:text-style-name="P8" draw:layer="layout" svg:x1="3.3cm" svg:y1="15cm" svg:x2="8.8cm" svg:y2="15cm">
          <text:p/>
        </draw:line>
        <draw:line draw:style-name="gr17" draw:text-style-name="P8" draw:layer="layout" svg:x1="8.9cm" svg:y1="14.964cm" svg:x2="10.9cm" svg:y2="14.964cm">
          <text:p/>
        </draw:line>
        <draw:line draw:style-name="gr17" draw:text-style-name="P8" draw:layer="layout" svg:x1="12.5cm" svg:y1="14.6cm" svg:x2="12.5cm" svg:y2="12.6cm">
          <text:p/>
        </draw:line>
        <presentation:notes draw:style-name="dp2">
          <draw:page-thumbnail draw:style-name="gr7"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8" draw:text-style-name="P9" draw:layer="layout" svg:width="4.353cm" svg:height="2.291cm" svg:x="19.116cm" svg:y="6.242cm">
          <text:p text:style-name="P5"><text:span text:style-name="T5">date.hpp</text:span></text:p>
          <draw:enhanced-geometry svg:viewBox="0 0 21600 21600" draw:type="mso-spt202" draw:enhanced-path="M 0 0 L 21600 0 21600 21600 0 21600 0 0 Z N"/>
        </draw:custom-shape>
        <draw:custom-shape draw:style-name="gr19" draw:text-style-name="P3" draw:layer="layout" svg:width="16.799cm" svg:height="9.125cm" svg:x="2cm" svg:y="6.3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private:</text:span></text:p>
          <text:p><text:span text:style-name="T1"><text:s text:c="4"/></text:span><text:span text:style-name="T1">int ccyy;</text:span></text:p>
          <text:p><text:span text:style-name="T1"><text:s text:c="4"/></text:span><text:span text:style-name="T1">int mm;</text:span></text:p>
          <text:p><text:span text:style-name="T1"><text:s text:c="4"/></text:span><text:span text:style-name="T1">int dd;</text:span></text:p>
          <text:p><text:span text:style-name="T1">};</text:span></text:p>
          <draw:enhanced-geometry svg:viewBox="0 0 21600 21600" draw:type="rectangle" draw:enhanced-path="M 0 0 L 21600 0 21600 21600 0 21600 0 0 Z N"/>
        </draw:custom-shape>
        <draw:custom-shape draw:style-name="gr20" draw:text-style-name="P4" draw:layer="layout" svg:width="17.266cm" svg:height="6.138cm" svg:x="8.5cm" svg:y="13.311cm">
          <text:p><text:span text:style-name="T1">#include “date.hpp”</text:span></text:p>
          <text:p><text:span text:style-name="T1"/></text:p>
          <text:p><text:span text:style-name="T1">date::date(int ccyy, int mm, int dd)</text:span></text:p>
          <text:p><text:span text:style-name="T1"><text:s text:c="2"/></text:span><text:span text:style-name="T1">: ccyy(ccyy), mm(mm), dd(dd)</text:span></text:p>
          <text:p><text:span text:style-name="T1">{</text:span></text:p>
          <text:p><text:span text:style-name="T1"><text:s text:c="5"/></text:span><text:span text:style-name="T7">// assignment here</text:span></text:p>
          <text:p><text:span text:style-name="T1">}</text:span></text:p>
          <draw:enhanced-geometry svg:viewBox="0 0 21600 21600" draw:type="rectangle" draw:enhanced-path="M 0 0 L 21600 0 21600 21600 0 21600 0 0 Z N"/>
        </draw:custom-shape>
        <draw:custom-shape draw:style-name="gr14" draw:text-style-name="P6" draw:layer="layout" svg:width="2.616cm" svg:height="1.451cm" svg:x="23.425cm" svg:y="12cm">
          <text:p text:style-name="P5"><text:span text:style-name="T5">date.cpp</text:span></text:p>
          <draw:enhanced-geometry svg:viewBox="0 0 21600 21600" draw:type="mso-spt202" draw:enhanced-path="M 0 0 L 21600 0 21600 21600 0 21600 0 0 Z N"/>
        </draw:custom-shape>
        <draw:line draw:style-name="gr15" draw:text-style-name="P8" draw:layer="layout" svg:x1="8.5cm" svg:y1="16.3cm" svg:x2="6.5cm" svg:y2="16.3cm">
          <text:p/>
        </draw:line>
        <draw:line draw:style-name="gr17" draw:text-style-name="P8" draw:layer="layout" svg:x1="8.5cm" svg:y1="16.3cm" svg:x2="9.5cm" svg:y2="16.3cm">
          <text:p/>
        </draw:line>
        <draw:custom-shape draw:style-name="gr21" draw:text-style-name="P6" draw:layer="layout" svg:width="7.593cm" svg:height="2.109cm" svg:x="2.207cm" svg:y="17.391cm">
          <text:p text:style-name="P5"><text:span text:style-name="T5">you </text:span><text:span text:style-name="T8">cannot</text:span><text:span text:style-name="T5"> do </text:span></text:p>
          <text:p text:style-name="P5"><text:span text:style-name="T5">initialization in here</text:span></text:p>
          <draw:enhanced-geometry svg:viewBox="0 0 21600 21600" draw:type="mso-spt202" draw:enhanced-path="M 0 0 L 21600 0 21600 21600 0 21600 0 0 Z N"/>
        </draw:custom-shape>
        <draw:line draw:style-name="gr15" draw:text-style-name="P8" draw:layer="layout" svg:x1="6cm" svg:y1="18cm" svg:x2="8.5cm" svg:y2="18cm">
          <text:p/>
        </draw:line>
        <draw:line draw:style-name="gr17" draw:text-style-name="P8" draw:layer="layout" svg:x1="8.5cm" svg:y1="18cm" svg:x2="10.5cm" svg:y2="18cm">
          <text:p/>
        </draw:line>
        <presentation:notes draw:style-name="dp2">
          <draw:page-thumbnail draw:style-name="gr7"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mon Mistakes</text:p>
          </draw:text-box>
        </draw:frame>
        <draw:frame presentation:style-name="pr2" draw:layer="layout" svg:width="25.199cm" svg:height="17cm" svg:x="1.4cm" svg:y="3cm" presentation:class="outline" presentation:placeholder="true" presentation:user-transformed="true">
          <draw:text-box/>
        </draw:frame>
        <draw:custom-shape draw:style-name="gr20" draw:text-style-name="P4" draw:layer="layout" svg:width="17.266cm" svg:height="5.3cm" svg:x="2.234cm" svg:y="3.5cm">
          <text:p><text:span text:style-name="T1">//#include “date.hpp”</text:span></text:p>
          <text:p><text:span text:style-name="T1"/></text:p>
          <text:p><text:span text:style-name="T1">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22" draw:text-style-name="P4" draw:layer="layout" svg:width="17.266cm" svg:height="4cm" svg:x="2.168cm" svg:y="9.6cm">
          <text:p><text:span text:style-name="T1">date::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22" draw:text-style-name="P4" draw:layer="layout" svg:width="17.266cm" svg:height="4cm" svg:x="2.168cm" svg:y="14.4cm">
          <text:p><text:span text:style-name="T1">date::date(int ccyy, int mm, int dd)</text:span></text:p>
          <text:p><text:span text:style-name="T1">{</text:span></text:p>
          <text:p><text:span text:style-name="T1"><text:s text:c="2"/></text:span><text:span text:style-name="T1">: ccyy(ccyy), mm(mm), dd(dd)</text:span></text:p>
          <text:p><text:span text:style-name="T1">}</text:span></text:p>
          <draw:enhanced-geometry svg:viewBox="0 0 21600 21600" draw:type="rectangle" draw:enhanced-path="M 0 0 L 21600 0 21600 21600 0 21600 0 0 Z N"/>
        </draw:custom-shape>
        <draw:frame draw:style-name="SmallSlideNote" draw:layer="layout" svg:width="5.917cm" svg:height="2.5cm" svg:x="20.4cm" svg:y="3.8cm">
          <draw:text-box>
            <text:p>forgetting a class's </text:p>
            <text:p>own #include</text:p>
          </draw:text-box>
        </draw:frame>
        <draw:frame draw:style-name="SmallSlideNote" draw:layer="layout" svg:width="5.126cm" svg:height="2.5cm" svg:x="20.301cm" svg:y="6.301cm">
          <draw:text-box>
            <text:p>forgetting class::</text:p>
            <text:p>scope resolution</text:p>
          </draw:text-box>
        </draw:frame>
        <draw:frame draw:style-name="SmallSlideNote" draw:layer="layout" svg:width="6.979cm" svg:height="2.5cm" svg:x="20.374cm" svg:y="10cm">
          <draw:text-box>
            <text:p>using = instead </text:p>
            <text:p>of ( ) in member</text:p>
            <text:p>initializations</text:p>
          </draw:text-box>
        </draw:frame>
        <draw:frame draw:style-name="SmallSlideNote" draw:layer="layout" svg:width="7.137cm" svg:height="2.5cm" svg:x="20.321cm" svg:y="14.55cm">
          <draw:text-box>
            <text:p>not putting the member</text:p>
            <text:p>initializations <text:span text:style-name="T6">before</text:span> the</text:p>
            <text:p>opening left brace</text:p>
          </draw:text-box>
        </draw:frame>
        <draw:custom-shape draw:style-name="gr23" draw:text-style-name="P6" draw:layer="layout" svg:width="2cm" svg:height="2.787cm" svg:x="17.6cm" svg:y="16.101cm">
          <text:p text:style-name="P5"><text:span text:style-name="T4"></text:span></text:p>
          <draw:enhanced-geometry svg:viewBox="0 0 21600 21600" draw:type="rectangle" draw:enhanced-path="M 0 0 L 21600 0 21600 21600 0 21600 0 0 Z N"/>
        </draw:custom-shape>
        <draw:custom-shape draw:style-name="gr23" draw:text-style-name="P6" draw:layer="layout" svg:width="2cm" svg:height="2.787cm" svg:x="17.554cm" svg:y="11.262cm">
          <text:p text:style-name="P5"><text:span text:style-name="T4"></text:span></text:p>
          <draw:enhanced-geometry svg:viewBox="0 0 21600 21600" draw:type="rectangle" draw:enhanced-path="M 0 0 L 21600 0 21600 21600 0 21600 0 0 Z N"/>
        </draw:custom-shape>
        <draw:custom-shape draw:style-name="gr23" draw:text-style-name="P6" draw:layer="layout" svg:width="2cm" svg:height="2.787cm" svg:x="17.554cm" svg:y="6.463cm">
          <text:p text:style-name="P5"><text:span text:style-name="T4"></text:span></text:p>
          <draw:enhanced-geometry svg:viewBox="0 0 21600 21600" draw:type="rectangle" draw:enhanced-path="M 0 0 L 21600 0 21600 21600 0 21600 0 0 Z N"/>
        </draw:custom-shape>
        <draw:custom-shape draw:style-name="gr23" draw:text-style-name="P6" draw:layer="layout" svg:width="2cm" svg:height="2.787cm" svg:x="17.554cm" svg:y="3.064cm">
          <text:p text:style-name="P5"><text:span text:style-name="T4"></text:span></text:p>
          <draw:enhanced-geometry svg:viewBox="0 0 21600 21600" draw:type="rectangle" draw:enhanced-path="M 0 0 L 21600 0 21600 21600 0 21600 0 0 Z N"/>
        </draw:custom-shape>
        <draw:g>
          <draw:custom-shape draw:style-name="gr24" draw:text-style-name="P2" draw:layer="layout" svg:width="0.473cm" svg:height="2.252cm" draw:transform="rotate (-2.35619449019309) translate (24.354cm 19.3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473cm" svg:height="2.252cm" draw:transform="rotate (-2.35619449019309) translate (24.354cm 19.3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442cm" svg:height="2.255cm" draw:transform="rotate (-2.35619449019309) translate (24.645cm 19.0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442cm" svg:height="2.255cm" draw:transform="rotate (-2.35619449019309) translate (24.645cm 19.0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73cm" svg:height="0.419cm" draw:transform="rotate (-2.35619449019309) translate (24.313cm 19.3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48cm" svg:height="0.363cm" draw:transform="rotate (-2.35619449019309) translate (24.405cm 19.1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305cm" svg:height="0.438cm" draw:transform="rotate (-2.35619449019309) translate (23.898cm 18.9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228cm" svg:height="0.17cm" draw:transform="rotate (-2.35619449019309) translate (23.481cm 18.5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443cm" svg:height="2.209cm" draw:transform="rotate (-2.35619449019309) translate (24.633cm 19.0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523cm" svg:height="2.256cm" draw:transform="rotate (-2.35619449019309) translate (24.367cm 19.3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342cm" svg:height="0.322cm" draw:transform="rotate (-2.35619449019309) translate (24.495cm 19.2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33cm" svg:height="0.022cm" draw:transform="rotate (-2.35619449019309) translate (24.302cm 19.401cm)">
            <text:p/>
            <draw:enhanced-geometry svg:viewBox="0 0 70 35" draw:type="non-primitive" draw:enhanced-path="M 0 0 L 9 5 17 9 26 15 34 20 43 24 52 29 61 32 70 35 0 0 Z N"/>
          </draw:custom-shape>
          <draw:custom-shape draw:style-name="gr26" draw:text-style-name="P2" draw:layer="layout" svg:width="0.145cm" svg:height="0.186cm" draw:transform="rotate (-2.35619449019309) translate (24.322cm 19.3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282cm" svg:height="0.135cm" draw:transform="rotate (-2.35619449019309) translate (23.944cm 19.2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117cm" svg:height="0.226cm" draw:transform="rotate (-2.35619449019309) translate (23.911cm 19.5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92cm" svg:height="0.218cm" draw:transform="rotate (-2.35619449019309) translate (23.92cm 19.5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79cm" svg:height="0.148cm" draw:transform="rotate (-2.35619449019309) translate (23.844cm 19.573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124cm" svg:height="0.216cm" draw:transform="rotate (-2.35619449019309) translate (23.883cm 19.5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73cm" svg:height="0.13cm" draw:transform="rotate (-2.35619449019309) translate (23.855cm 19.623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33cm" svg:height="0.128cm" draw:transform="rotate (-2.35619449019309) translate (23.8cm 19.543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288cm" svg:height="0.431cm" draw:transform="rotate (-2.35619449019309) translate (23.628cm 19.1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93cm" svg:height="0.028cm" draw:transform="rotate (-2.35619449019309) translate (23.571cm 19.071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129cm" svg:height="0.107cm" draw:transform="rotate (-2.35619449019309) translate (23.605cm 19.1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376cm" svg:height="0.615cm" draw:transform="rotate (-2.35619449019309) translate (23.053cm 18.6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291cm" svg:height="0.429cm" draw:transform="rotate (-2.35619449019309) translate (24.276cm 18.4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382cm" svg:height="0.61cm" draw:transform="rotate (-2.35619449019309) translate (23.923cm 17.8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104cm" svg:height="0.105cm" draw:transform="rotate (-2.35619449019309) translate (24.112cm 18.6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337cm" svg:height="0.305cm" draw:transform="rotate (-2.35619449019309) translate (24.579cm 18.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8cm" svg:height="0.004cm" draw:transform="rotate (-2.35619449019309) translate (24.166cm 18.844cm)">
            <text:p/>
            <draw:enhanced-geometry svg:viewBox="0 0 17 0" draw:type="non-primitive" draw:enhanced-path="M 0 0 L 4 0 9 0 12 0 17 0 0 0 Z N"/>
          </draw:custom-shape>
          <draw:custom-shape draw:style-name="gr26" draw:text-style-name="P2" draw:layer="layout" svg:width="0.198cm" svg:height="0.148cm" draw:transform="rotate (-2.35619449019309) translate (24.52cm 18.8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366cm" svg:height="0.148cm" draw:transform="rotate (-2.35619449019309) translate (23.751cm 18.3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382cm" svg:height="0.174cm" draw:transform="rotate (-2.35619449019309) translate (23.628cm 18.2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338cm" svg:height="0.022cm" draw:transform="rotate (-2.35619449019309) translate (23.401cm 18.0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402cm" svg:height="0.148cm" draw:transform="rotate (-2.35619449019309) translate (23.444cm 18.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422cm" svg:height="0.135cm" draw:transform="rotate (-2.35619449019309) translate (23.344cm 17.8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98cm" svg:height="0.253cm" draw:transform="rotate (-2.35619449019309) translate (24.075cm 18.7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39cm" svg:height="0.04cm" draw:transform="rotate (-2.35619449019309) translate (23.926cm 18.836cm)">
            <text:p/>
            <draw:enhanced-geometry svg:viewBox="0 0 86 72" draw:type="non-primitive" draw:enhanced-path="M 0 0 L 10 9 21 18 32 27 43 35 54 44 65 53 76 62 86 72 0 0 Z N"/>
          </draw:custom-shape>
          <draw:custom-shape draw:style-name="gr24" draw:text-style-name="P2" draw:layer="layout" svg:width="0.124cm" svg:height="0.308cm" draw:transform="rotate (-2.35619449019309) translate (24.426cm 19.1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95cm" svg:height="0.137cm" draw:transform="rotate (-2.35619449019309) translate (23.73cm 19.1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129cm" svg:height="0.588cm" draw:transform="rotate (-2.35619449019309) translate (23.253cm 18.7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491cm" svg:height="0.133cm" draw:transform="rotate (-2.35619449019309) translate (23.188cm 17.7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448cm" svg:height="0.069cm" draw:transform="rotate (-2.35619449019309) translate (24.198cm 18.8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228cm" svg:height="0.474cm" draw:transform="rotate (-2.35619449019309) translate (24.211cm 18.7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228cm" svg:height="0.515cm" draw:transform="rotate (-2.35619449019309) translate (23.892cm 19.0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627cm" svg:height="0.044cm" draw:transform="rotate (-2.35619449019309) translate (23.873cm 18.4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23cm" svg:height="0.007cm" draw:transform="rotate (-2.35619449019309) translate (23.381cm 18.891cm)">
            <text:p/>
            <draw:enhanced-geometry svg:viewBox="0 0 54 0" draw:type="non-primitive" draw:enhanced-path="M 0 0 L 0 0 6 0 13 0 20 0 27 0 34 0 41 0 47 0 54 0 N"/>
          </draw:custom-shape>
          <draw:custom-shape draw:style-name="gr27" draw:text-style-name="P2" draw:layer="layout" svg:width="0.612cm" svg:height="0.045cm" draw:transform="rotate (-2.35619449019309) translate (23.782cm 18.4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769cm" svg:height="0.07cm" draw:transform="rotate (-2.35619449019309) translate (23.761cm 18.2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4cm" svg:height="0.021cm" draw:transform="rotate (-2.35619449019309) translate (23.192cm 18.799cm)">
            <text:p/>
            <draw:enhanced-geometry svg:viewBox="0 0 0 36" draw:type="non-primitive" draw:enhanced-path="M 0 0 L 0 0 0 4 0 9 0 13 0 18 0 22 0 27 0 32 0 36 N"/>
          </draw:custom-shape>
          <draw:custom-shape draw:style-name="gr27" draw:text-style-name="P2" draw:layer="layout" svg:width="0.834cm" svg:height="0.093cm" draw:transform="rotate (-2.35619449019309) translate (23.614cm 18.0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868cm" svg:height="0.068cm" draw:transform="rotate (-2.35619449019309) translate (23.395cm 17.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859cm" svg:height="0.068cm" draw:transform="rotate (-2.35619449019309) translate (23.278cm 17.7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791cm" svg:height="0.136cm" draw:transform="rotate (-2.35619449019309) translate (23.181cm 17.6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96cm" svg:height="0.005cm" draw:transform="rotate (-2.35619449019309) translate (22.826cm 17.738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11cm" svg:height="0.021cm" draw:transform="rotate (-2.35619449019309) translate (22.735cm 17.896cm)">
            <text:p/>
            <draw:enhanced-geometry svg:viewBox="0 0 34 35" draw:type="non-primitive" draw:enhanced-path="M 0 35 L 0 35 4 30 9 27 13 22 17 18 21 13 26 9 30 4 34 0 N"/>
          </draw:custom-shape>
          <draw:custom-shape draw:style-name="gr3" draw:text-style-name="P2" draw:layer="layout" svg:width="0.089cm" svg:height="0.214cm" draw:transform="rotate (-2.35619449019309) translate (24.302cm 19.2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99cm" svg:height="0.152cm" draw:transform="rotate (-2.35619449019309) translate (23.991cm 18.7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212cm" svg:height="0.061cm" draw:transform="rotate (-2.35619449019309) translate (23.673cm 18.3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24cm" svg:height="0.021cm" draw:transform="rotate (-2.35619449019309) translate (23.526cm 18.475cm)">
            <text:p/>
            <draw:enhanced-geometry svg:viewBox="0 0 54 35" draw:type="non-primitive" draw:enhanced-path="M 0 35 L 7 30 13 26 20 20 25 16 32 11 39 6 46 3 54 0 0 35 Z N"/>
          </draw:custom-shape>
          <draw:custom-shape draw:style-name="gr3" draw:text-style-name="P2" draw:layer="layout" svg:width="0.148cm" svg:height="0.095cm" draw:transform="rotate (-2.35619449019309) translate (23.457cm 18.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118cm" svg:height="0.084cm" draw:transform="rotate (-2.35619449019309) translate (23.307cm 18.1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119cm" svg:height="0.086cm" draw:transform="rotate (-2.35619449019309) translate (23.211cm 18.0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25cm" svg:height="0.005cm" draw:transform="rotate (-2.35619449019309) translate (23.111cm 18.005cm)">
            <text:p/>
            <draw:enhanced-geometry svg:viewBox="0 0 53 0" draw:type="non-primitive" draw:enhanced-path="M 53 0 L 46 0 40 0 34 0 27 0 20 0 13 0 6 0 0 0 53 0 Z N"/>
          </draw:custom-shape>
          <draw:custom-shape draw:style-name="gr3" draw:text-style-name="P2" draw:layer="layout" svg:width="0.122cm" svg:height="0.067cm" draw:transform="rotate (-2.35619449019309) translate (22.993cm 17.8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6cm" svg:height="0.02cm" draw:transform="rotate (-2.35619449019309) translate (23.801cm 19.667cm)">
            <text:p/>
            <draw:enhanced-geometry svg:viewBox="0 0 35 36" draw:type="non-primitive" draw:enhanced-path="M 35 0 L 35 0 31 5 26 10 22 14 17 17 13 22 9 27 5 31 0 36 N"/>
          </draw:custom-shape>
          <draw:custom-shape draw:style-name="gr25" draw:text-style-name="P2" draw:layer="layout" svg:width="0.057cm" svg:height="0.047cm" draw:transform="rotate (-2.35619449019309) translate (24.271cm 19.383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65cm" svg:height="0.019cm" draw:transform="rotate (-2.35619449019309) translate (24.385cm 19.255cm)">
            <text:p/>
            <draw:enhanced-geometry svg:viewBox="0 0 140 34" draw:type="non-primitive" draw:enhanced-path="M 140 0 L 140 0 122 4 103 5 84 6 63 7 45 10 28 15 12 23 0 34 N"/>
          </draw:custom-shape>
          <draw:custom-shape draw:style-name="gr25" draw:text-style-name="P2" draw:layer="layout" svg:width="0.023cm" svg:height="0.064cm" draw:transform="rotate (-2.35619449019309) translate (24.399cm 19.22cm)">
            <text:p/>
            <draw:enhanced-geometry svg:viewBox="0 0 53 106" draw:type="non-primitive" draw:enhanced-path="M 0 106 L 0 106 6 92 13 79 20 66 27 53 33 40 39 27 46 14 53 0 N"/>
          </draw:custom-shape>
          <draw:custom-shape draw:style-name="gr25" draw:text-style-name="P2" draw:layer="layout" svg:width="0.005cm" svg:height="0.063cm" draw:transform="rotate (-2.35619449019309) translate (24.397cm 19.222cm)">
            <text:p/>
            <draw:enhanced-geometry svg:viewBox="0 0 11 106" draw:type="non-primitive" draw:enhanced-path="M 0 0 L 0 0 1 14 3 29 6 42 9 57 11 71 10 84 6 96 0 106 N"/>
          </draw:custom-shape>
          <draw:custom-shape draw:style-name="gr25" draw:text-style-name="P2" draw:layer="layout" svg:width="0.076cm" svg:height="0.056cm" draw:transform="rotate (-2.35619449019309) translate (24.251cm 19.383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7cm" svg:height="0.021cm" draw:transform="rotate (-2.35619449019309) translate (24.248cm 19.462cm)">
            <text:p/>
            <draw:enhanced-geometry svg:viewBox="0 0 35 35" draw:type="non-primitive" draw:enhanced-path="M 35 35 L 35 35 31 31 26 25 23 18 18 12 15 6 10 3 6 0 0 1 N"/>
          </draw:custom-shape>
          <draw:custom-shape draw:style-name="gr25" draw:text-style-name="P2" draw:layer="layout" svg:width="0.023cm" svg:height="0.065cm" draw:transform="rotate (-2.35619449019309) translate (24.411cm 19.22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728cm" svg:height="1.669cm" draw:transform="rotate (-2.35619449019309) translate (24.385cm 19.5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95cm" svg:height="0.321cm" draw:transform="rotate (-2.35619449019309) translate (24.394cm 19.1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95cm" svg:height="0.321cm" draw:transform="rotate (-2.35619449019309) translate (24.394cm 19.1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117cm" svg:height="0.308cm" draw:transform="rotate (-2.35619449019309) translate (24.434cm 19.0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117cm" svg:height="0.308cm" draw:transform="rotate (-2.35619449019309) translate (24.434cm 19.0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102cm" svg:height="0.193cm" draw:transform="rotate (-2.35619449019309) translate (24.426cm 19.1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102cm" svg:height="0.193cm" draw:transform="rotate (-2.35619449019309) translate (24.426cm 19.1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101cm" svg:height="0.302cm" draw:transform="rotate (-2.35619449019309) translate (24.187cm 19.4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101cm" svg:height="0.302cm" draw:transform="rotate (-2.35619449019309) translate (24.187cm 19.4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109cm" svg:height="0.188cm" draw:transform="rotate (-2.35619449019309) translate (24.068cm 19.2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109cm" svg:height="0.188cm" draw:transform="rotate (-2.35619449019309) translate (24.068cm 19.2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78cm" svg:height="0.022cm" draw:transform="rotate (-2.35619449019309) translate (24.098cm 19.279cm)">
            <text:p/>
            <draw:enhanced-geometry svg:viewBox="0 0 175 34" draw:type="non-primitive" draw:enhanced-path="M 175 0 L 153 4 132 9 109 13 87 17 66 21 43 26 22 30 0 34 175 0 Z N"/>
          </draw:custom-shape>
          <draw:custom-shape draw:style-name="gr25" draw:text-style-name="P2" draw:layer="layout" svg:width="0.078cm" svg:height="0.022cm" draw:transform="rotate (-2.35619449019309) translate (24.098cm 19.279cm)">
            <text:p/>
            <draw:enhanced-geometry svg:viewBox="0 0 175 34" draw:type="non-primitive" draw:enhanced-path="M 175 0 L 175 0 153 4 132 9 109 13 87 17 66 21 43 26 22 30 0 34 N"/>
          </draw:custom-shape>
          <draw:custom-shape draw:style-name="gr2" draw:text-style-name="P2" draw:layer="layout" svg:width="0.091cm" svg:height="0.216cm" draw:transform="rotate (-2.35619449019309) translate (24.309cm 1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91cm" svg:height="0.216cm" draw:transform="rotate (-2.35619449019309) translate (24.309cm 1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76cm" svg:height="0.217cm" draw:transform="rotate (-2.35619449019309) translate (23.975cm 19.2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76cm" svg:height="0.217cm" draw:transform="rotate (-2.35619449019309) translate (23.975cm 19.2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21cm" svg:height="0.011cm" draw:transform="rotate (-2.35619449019309) translate (23.794cm 19.73cm)">
            <text:p/>
            <draw:enhanced-geometry svg:viewBox="0 0 44 17" draw:type="non-primitive" draw:enhanced-path="M 44 17 L 38 15 33 13 28 10 23 8 17 7 11 5 6 2 0 0 44 17 Z N"/>
          </draw:custom-shape>
          <draw:custom-shape draw:style-name="gr25" draw:text-style-name="P2" draw:layer="layout" svg:width="0.021cm" svg:height="0.011cm" draw:transform="rotate (-2.35619449019309) translate (23.794cm 19.73cm)">
            <text:p/>
            <draw:enhanced-geometry svg:viewBox="0 0 44 17" draw:type="non-primitive" draw:enhanced-path="M 44 17 L 44 17 38 15 33 13 28 10 23 8 17 7 11 5 6 2 0 0 N"/>
          </draw:custom-shape>
          <draw:custom-shape draw:style-name="gr2" draw:text-style-name="P2" draw:layer="layout" svg:width="0.255cm" svg:height="0.226cm" draw:transform="rotate (-2.35619449019309) translate (23.93cm 19.7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255cm" svg:height="0.226cm" draw:transform="rotate (-2.35619449019309) translate (23.93cm 19.7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226cm" svg:height="0.204cm" draw:transform="rotate (-2.35619449019309) translate (23.134cm 19.0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226cm" svg:height="0.204cm" draw:transform="rotate (-2.35619449019309) translate (23.134cm 19.0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313cm" svg:height="0.313cm" draw:transform="rotate (-2.35619449019309) translate (22.373cm 18.5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313cm" svg:height="0.313cm" draw:transform="rotate (-2.35619449019309) translate (22.373cm 18.5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76cm" svg:height="0.064cm" draw:transform="rotate (-2.35619449019309) translate (22.693cm 18.0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76cm" svg:height="0.064cm" draw:transform="rotate (-2.35619449019309) translate (22.693cm 18.0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64cm" svg:height="0.053cm" draw:transform="rotate (-2.35619449019309) translate (23.089cm 17.7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64cm" svg:height="0.053cm" draw:transform="rotate (-2.35619449019309) translate (23.089cm 17.7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69cm" svg:height="0.119cm" draw:transform="rotate (-2.35619449019309) translate (22.722cm 18.0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69cm" svg:height="0.119cm" draw:transform="rotate (-2.35619449019309) translate (22.722cm 18.0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69cm" svg:height="0.121cm" draw:transform="rotate (-2.35619449019309) translate (23.02cm 17.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69cm" svg:height="0.121cm" draw:transform="rotate (-2.35619449019309) translate (23.02cm 17.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24cm" svg:height="0.204cm" draw:transform="rotate (-2.35619449019309) translate (24.138cm 18.0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24cm" svg:height="0.204cm" draw:transform="rotate (-2.35619449019309) translate (24.138cm 18.0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323cm" svg:height="0.317cm" draw:transform="rotate (-2.35619449019309) translate (23.7cm 17.2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323cm" svg:height="0.317cm" draw:transform="rotate (-2.35619449019309) translate (23.7cm 17.2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695cm" svg:height="1.67cm" draw:transform="rotate (-2.35619449019309) translate (25cm 18.9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255cm" svg:height="0.228cm" draw:transform="rotate (-2.35619449019309) translate (24.943cm 18.8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255cm" svg:height="0.228cm" draw:transform="rotate (-2.35619449019309) translate (24.943cm 18.8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4cm" svg:height="0.083cm" draw:transform="rotate (-2.35619449019309) translate (24.77cm 18.878cm)">
            <text:p/>
            <draw:enhanced-geometry svg:viewBox="0 0 0 140" draw:type="non-primitive" draw:enhanced-path="M 0 140 L 0 140 0 123 0 105 0 88 0 70 0 53 0 36 0 17 0 0 N"/>
          </draw:custom-shape>
          <draw:custom-shape draw:style-name="gr25" draw:text-style-name="P2" draw:layer="layout" svg:width="0.004cm" svg:height="0.087cm" draw:transform="rotate (-2.35619449019309) translate (24.724cm 18.898cm)">
            <text:p/>
            <draw:enhanced-geometry svg:viewBox="0 0 0 141" draw:type="non-primitive" draw:enhanced-path="M 0 141 L 0 141 0 123 0 106 0 88 0 71 0 54 0 36 0 19 0 0 N"/>
          </draw:custom-shape>
          <draw:custom-shape draw:style-name="gr25" draw:text-style-name="P2" draw:layer="layout" svg:width="0.005cm" svg:height="0.064cm" draw:transform="rotate (-2.35619449019309) translate (24.824cm 18.851cm)">
            <text:p/>
            <draw:enhanced-geometry svg:viewBox="0 0 9 105" draw:type="non-primitive" draw:enhanced-path="M 9 105 L 9 105 7 91 6 79 5 65 4 52 3 40 2 26 1 14 0 0 N"/>
          </draw:custom-shape>
          <draw:custom-shape draw:style-name="gr25" draw:text-style-name="P2" draw:layer="layout" svg:width="0.044cm" svg:height="0.005cm" draw:transform="rotate (-2.35619449019309) translate (24.809cm 18.745cm)">
            <text:p/>
            <draw:enhanced-geometry svg:viewBox="0 0 97 0" draw:type="non-primitive" draw:enhanced-path="M 97 0 L 97 0 84 0 72 0 59 0 48 0 35 0 24 0 12 0 0 0 N"/>
          </draw:custom-shape>
          <draw:custom-shape draw:style-name="gr25" draw:text-style-name="P2" draw:layer="layout" svg:width="0.073cm" svg:height="0.021cm" draw:transform="rotate (-2.35619449019309) translate (24.741cm 18.746cm)">
            <text:p/>
            <draw:enhanced-geometry svg:viewBox="0 0 149 35" draw:type="non-primitive" draw:enhanced-path="M 149 0 L 149 0 131 5 112 9 93 14 74 17 56 22 37 26 19 31 0 35 N"/>
          </draw:custom-shape>
          <draw:custom-shape draw:style-name="gr25" draw:text-style-name="P2" draw:layer="layout" svg:width="0.069cm" svg:height="0.03cm" draw:transform="rotate (-2.35619449019309) translate (24.685cm 18.745cm)">
            <text:p/>
            <draw:enhanced-geometry svg:viewBox="0 0 148 55" draw:type="non-primitive" draw:enhanced-path="M 148 0 L 148 0 129 7 111 14 92 21 74 27 54 34 36 41 18 48 0 55 N"/>
          </draw:custom-shape>
          <draw:custom-shape draw:style-name="gr25" draw:text-style-name="P2" draw:layer="layout" svg:width="0.006cm" svg:height="0.077cm" draw:transform="rotate (-2.35619449019309) translate (24.659cm 18.923cm)">
            <text:p/>
            <draw:enhanced-geometry svg:viewBox="0 0 0 121" draw:type="non-primitive" draw:enhanced-path="M 0 121 L 0 121 0 106 0 92 0 77 0 61 0 46 0 31 0 16 0 0 N"/>
          </draw:custom-shape>
          <draw:custom-shape draw:style-name="gr25" draw:text-style-name="P2" draw:layer="layout" svg:width="0.053cm" svg:height="0.021cm" draw:transform="rotate (-2.35619449019309) translate (24.634cm 18.788cm)">
            <text:p/>
            <draw:enhanced-geometry svg:viewBox="0 0 107 37" draw:type="non-primitive" draw:enhanced-path="M 107 0 L 107 0 93 5 80 9 66 14 54 18 40 23 26 26 14 32 0 37 N"/>
          </draw:custom-shape>
          <draw:custom-shape draw:style-name="gr25" draw:text-style-name="P2" draw:layer="layout" svg:width="0.008cm" svg:height="0.052cm" draw:transform="rotate (-2.35619449019309) translate (24.618cm 18.924cm)">
            <text:p/>
            <draw:enhanced-geometry svg:viewBox="0 0 17 87" draw:type="non-primitive" draw:enhanced-path="M 0 87 L 0 87 2 77 4 66 6 56 8 44 10 34 13 23 15 11 17 0 N"/>
          </draw:custom-shape>
          <draw:custom-shape draw:style-name="gr25" draw:text-style-name="P2" draw:layer="layout" svg:width="0.028cm" svg:height="0.008cm" draw:transform="rotate (-2.35619449019309) translate (24.591cm 18.751cm)">
            <text:p/>
            <draw:enhanced-geometry svg:viewBox="0 0 61 17" draw:type="non-primitive" draw:enhanced-path="M 61 0 L 61 0 53 2 46 4 38 6 30 8 22 10 16 12 8 14 0 17 N"/>
          </draw:custom-shape>
          <draw:custom-shape draw:style-name="gr25" draw:text-style-name="P2" draw:layer="layout" svg:width="0.008cm" svg:height="0.089cm" draw:transform="rotate (-2.35619449019309) translate (23.855cm 19.632cm)">
            <text:p/>
            <draw:enhanced-geometry svg:viewBox="0 0 18 141" draw:type="non-primitive" draw:enhanced-path="M 18 141 L 18 141 16 122 13 105 11 87 9 70 7 53 4 35 2 18 0 0 N"/>
          </draw:custom-shape>
          <draw:custom-shape draw:style-name="gr25" draw:text-style-name="P2" draw:layer="layout" svg:width="0.008cm" svg:height="0.085cm" draw:transform="rotate (-2.35619449019309) translate (23.877cm 19.681cm)">
            <text:p/>
            <draw:enhanced-geometry svg:viewBox="0 0 17 140" draw:type="non-primitive" draw:enhanced-path="M 0 140 L 0 140 2 123 4 105 7 88 9 70 11 52 12 35 15 17 17 0 N"/>
          </draw:custom-shape>
          <draw:custom-shape draw:style-name="gr25" draw:text-style-name="P2" draw:layer="layout" svg:width="0.061cm" svg:height="0.011cm" draw:transform="rotate (-2.35619449019309) translate (23.8cm 19.592cm)">
            <text:p/>
            <draw:enhanced-geometry svg:viewBox="0 0 131 17" draw:type="non-primitive" draw:enhanced-path="M 0 0 L 0 0 17 2 33 4 49 6 66 9 82 11 98 12 114 14 131 17 N"/>
          </draw:custom-shape>
          <draw:custom-shape draw:style-name="gr25" draw:text-style-name="P2" draw:layer="layout" svg:width="0.052cm" svg:height="0.021cm" draw:transform="rotate (-2.35619449019309) translate (23.804cm 19.554cm)">
            <text:p/>
            <draw:enhanced-geometry svg:viewBox="0 0 114 34" draw:type="non-primitive" draw:enhanced-path="M 0 0 L 0 0 14 4 27 9 42 13 57 18 70 21 85 26 100 30 114 34 N"/>
          </draw:custom-shape>
          <draw:custom-shape draw:style-name="gr25" draw:text-style-name="P2" draw:layer="layout" svg:width="0.006cm" svg:height="0.046cm" draw:transform="rotate (-2.35619449019309) translate (23.826cm 19.775cm)">
            <text:p/>
            <draw:enhanced-geometry svg:viewBox="0 0 17 71" draw:type="non-primitive" draw:enhanced-path="M 0 71 L 0 71 1 62 3 53 4 44 6 35 9 27 11 18 13 9 17 0 N"/>
          </draw:custom-shape>
          <draw:custom-shape draw:style-name="gr25" draw:text-style-name="P2" draw:layer="layout" svg:width="0.004cm" svg:height="0.071cm" draw:transform="rotate (-2.35619449019309) translate (23.837cm 19.784cm)">
            <text:p/>
            <draw:enhanced-geometry svg:viewBox="0 0 0 124" draw:type="non-primitive" draw:enhanced-path="M 0 124 L 0 124 0 108 0 93 0 78 0 62 0 47 0 31 0 16 0 0 N"/>
          </draw:custom-shape>
          <draw:custom-shape draw:style-name="gr25" draw:text-style-name="P2" draw:layer="layout" svg:width="0.004cm" svg:height="0.055cm" draw:transform="rotate (-2.35619449019309) translate (23.852cm 19.831cm)">
            <text:p/>
            <draw:enhanced-geometry svg:viewBox="0 0 12 87" draw:type="non-primitive" draw:enhanced-path="M 4 87 L 4 87 4 75 3 64 1 51 0 40 0 29 2 19 6 8 12 0 N"/>
          </draw:custom-shape>
          <draw:custom-shape draw:style-name="gr25" draw:text-style-name="P2" draw:layer="layout" svg:width="0.009cm" svg:height="0.063cm" draw:transform="rotate (-2.35619449019309) translate (23.782cm 19.885cm)">
            <text:p/>
            <draw:enhanced-geometry svg:viewBox="0 0 18 105" draw:type="non-primitive" draw:enhanced-path="M 9 105 L 9 105 9 90 11 74 14 56 17 39 18 24 15 12 10 3 0 0 N"/>
          </draw:custom-shape>
          <draw:custom-shape draw:style-name="gr25" draw:text-style-name="P2" draw:layer="layout" svg:width="0.04cm" svg:height="0.033cm" draw:transform="rotate (-2.35619449019309) translate (23.721cm 19.794cm)">
            <text:p/>
            <draw:enhanced-geometry svg:viewBox="0 0 88 52" draw:type="non-primitive" draw:enhanced-path="M 0 0 L 0 0 11 7 21 12 33 19 44 26 54 33 65 40 77 45 88 52 N"/>
          </draw:custom-shape>
          <draw:custom-shape draw:style-name="gr25" draw:text-style-name="P2" draw:layer="layout" svg:width="0.035cm" svg:height="0.02cm" draw:transform="rotate (-2.35619449019309) translate (23.764cm 19.769cm)">
            <text:p/>
            <draw:enhanced-geometry svg:viewBox="0 0 72 35" draw:type="non-primitive" draw:enhanced-path="M 0 0 L 0 0 9 5 18 9 27 14 36 17 44 22 53 26 63 31 72 35 N"/>
          </draw:custom-shape>
          <draw:custom-shape draw:style-name="gr25" draw:text-style-name="P2" draw:layer="layout" svg:width="0.044cm" svg:height="0.03cm" draw:transform="rotate (-2.35619449019309) translate (23.817cm 19.717cm)">
            <text:p/>
            <draw:enhanced-geometry svg:viewBox="0 0 96 52" draw:type="non-primitive" draw:enhanced-path="M 0 0 L 0 0 12 7 24 13 36 19 49 26 60 32 72 39 84 46 96 52 N"/>
          </draw:custom-shape>
          <draw:custom-shape draw:style-name="gr25" draw:text-style-name="P2" draw:layer="layout" svg:width="0.041cm" svg:height="0.033cm" draw:transform="rotate (-2.35619449019309) translate (23.775cm 19.652cm)">
            <text:p/>
            <draw:enhanced-geometry svg:viewBox="0 0 89 53" draw:type="non-primitive" draw:enhanced-path="M 0 0 L 0 0 11 7 22 13 33 19 45 26 55 33 66 40 77 47 89 53 N"/>
          </draw:custom-shape>
          <draw:custom-shape draw:style-name="gr25" draw:text-style-name="P2" draw:layer="layout" svg:width="0.029cm" svg:height="0.014cm" draw:transform="rotate (-2.35619449019309) translate (23.362cm 19.086cm)">
            <text:p/>
            <draw:enhanced-geometry svg:viewBox="0 0 62 20" draw:type="non-primitive" draw:enhanced-path="M 0 0 L 0 0 8 3 16 7 25 11 33 15 41 18 47 20 55 20 62 17 N"/>
          </draw:custom-shape>
          <draw:custom-shape draw:style-name="gr25" draw:text-style-name="P2" draw:layer="layout" svg:width="0.008cm" svg:height="0.011cm" draw:transform="rotate (-2.35619449019309) translate (23.297cm 19.172cm)">
            <text:p/>
            <draw:enhanced-geometry svg:viewBox="0 0 17 18" draw:type="non-primitive" draw:enhanced-path="M 0 18 L 0 18 5 13 8 9 13 4 17 0 N"/>
          </draw:custom-shape>
          <draw:custom-shape draw:style-name="gr25" draw:text-style-name="P2" draw:layer="layout" svg:width="0.037cm" svg:height="0.02cm" draw:transform="rotate (-2.35619449019309) translate (23.348cm 19.133cm)">
            <text:p/>
            <draw:enhanced-geometry svg:viewBox="0 0 79 35" draw:type="non-primitive" draw:enhanced-path="M 0 0 L 0 0 10 4 20 9 30 13 41 17 51 21 60 26 70 30 79 35 N"/>
          </draw:custom-shape>
          <draw:custom-shape draw:style-name="gr25" draw:text-style-name="P2" draw:layer="layout" svg:width="0.032cm" svg:height="0.011cm" draw:transform="rotate (-2.35619449019309) translate (23.219cm 19.078cm)">
            <text:p/>
            <draw:enhanced-geometry svg:viewBox="0 0 70 17" draw:type="non-primitive" draw:enhanced-path="M 0 17 L 0 17 9 15 17 13 26 11 35 8 43 6 52 5 60 3 70 0 N"/>
          </draw:custom-shape>
          <draw:custom-shape draw:style-name="gr25" draw:text-style-name="P2" draw:layer="layout" svg:width="0.041cm" svg:height="0.011cm" draw:transform="rotate (-2.35619449019309) translate (23.155cm 19.027cm)">
            <text:p/>
            <draw:enhanced-geometry svg:viewBox="0 0 88 17" draw:type="non-primitive" draw:enhanced-path="M 0 17 L 0 17 11 14 22 12 32 10 44 8 54 5 65 3 76 1 88 0 N"/>
          </draw:custom-shape>
          <draw:custom-shape draw:style-name="gr25" draw:text-style-name="P2" draw:layer="layout" svg:width="0.033cm" svg:height="0.023cm" draw:transform="rotate (-2.35619449019309) translate (23.216cm 19.051cm)">
            <text:p/>
            <draw:enhanced-geometry svg:viewBox="0 0 71 36" draw:type="non-primitive" draw:enhanced-path="M 71 0 L 71 0 62 5 53 10 44 14 36 19 27 23 18 27 9 31 0 36 N"/>
          </draw:custom-shape>
          <draw:custom-shape draw:style-name="gr25" draw:text-style-name="P2" draw:layer="layout" svg:width="0.032cm" svg:height="0.011cm" draw:transform="rotate (-2.35619449019309) translate (23.291cm 19.043cm)">
            <text:p/>
            <draw:enhanced-geometry svg:viewBox="0 0 72 19" draw:type="non-primitive" draw:enhanced-path="M 72 0 L 72 0 63 2 54 5 45 7 37 9 28 13 19 15 10 17 0 19 N"/>
          </draw:custom-shape>
          <draw:custom-shape draw:style-name="gr25" draw:text-style-name="P2" draw:layer="layout" svg:width="0.033cm" svg:height="0.006cm" draw:transform="rotate (-2.35619449019309) translate (23.32cm 19.059cm)">
            <text:p/>
            <draw:enhanced-geometry svg:viewBox="0 0 62 17" draw:type="non-primitive" draw:enhanced-path="M 62 17 L 62 17 54 15 47 12 39 10 31 8 23 6 16 4 8 2 0 0 N"/>
          </draw:custom-shape>
          <draw:custom-shape draw:style-name="gr25" draw:text-style-name="P2" draw:layer="layout" svg:width="0.033cm" svg:height="0.008cm" draw:transform="rotate (-2.35619449019309) translate (23.376cm 19.084cm)">
            <text:p/>
            <draw:enhanced-geometry svg:viewBox="0 0 69 17" draw:type="non-primitive" draw:enhanced-path="M 0 17 L 0 17 9 15 18 13 26 11 35 8 43 6 52 4 60 2 69 0 N"/>
          </draw:custom-shape>
          <draw:custom-shape draw:style-name="gr25" draw:text-style-name="P2" draw:layer="layout" svg:width="0.037cm" svg:height="0.045cm" draw:transform="rotate (-2.35619449019309) translate (22.772cm 18.655cm)">
            <text:p/>
            <draw:enhanced-geometry svg:viewBox="0 0 78 71" draw:type="non-primitive" draw:enhanced-path="M 78 0 L 78 0 68 9 59 18 48 28 38 35 28 45 19 54 9 62 0 71 N"/>
          </draw:custom-shape>
          <draw:custom-shape draw:style-name="gr25" draw:text-style-name="P2" draw:layer="layout" svg:width="0.042cm" svg:height="0.021cm" draw:transform="rotate (-2.35619449019309) translate (22.72cm 18.684cm)">
            <text:p/>
            <draw:enhanced-geometry svg:viewBox="0 0 88 37" draw:type="non-primitive" draw:enhanced-path="M 0 0 L 0 0 11 5 21 9 33 14 44 18 54 23 66 28 77 32 88 37 N"/>
          </draw:custom-shape>
          <draw:custom-shape draw:style-name="gr25" draw:text-style-name="P2" draw:layer="layout" svg:width="0.033cm" svg:height="0.032cm" draw:transform="rotate (-2.35619449019309) translate (22.652cm 18.622cm)">
            <text:p/>
            <draw:enhanced-geometry svg:viewBox="0 0 70 52" draw:type="non-primitive" draw:enhanced-path="M 70 0 L 70 0 60 7 47 12 35 18 24 22 12 29 4 35 0 43 1 52 N"/>
          </draw:custom-shape>
          <draw:custom-shape draw:style-name="gr25" draw:text-style-name="P2" draw:layer="layout" svg:width="0.047cm" svg:height="0.007cm" draw:transform="rotate (-2.35619449019309) translate (22.597cm 18.621cm)">
            <text:p/>
            <draw:enhanced-geometry svg:viewBox="0 0 97 0" draw:type="non-primitive" draw:enhanced-path="M 0 0 L 0 0 13 0 24 0 37 0 48 0 60 0 72 0 84 0 97 0 N"/>
          </draw:custom-shape>
          <draw:custom-shape draw:style-name="gr25" draw:text-style-name="P2" draw:layer="layout" svg:width="0.032cm" svg:height="0.032cm" draw:transform="rotate (-2.35619449019309) translate (22.583cm 18.578cm)">
            <text:p/>
            <draw:enhanced-geometry svg:viewBox="0 0 70 52" draw:type="non-primitive" draw:enhanced-path="M 70 0 L 70 0 61 7 52 13 44 20 35 26 26 33 18 40 9 46 0 52 N"/>
          </draw:custom-shape>
          <draw:custom-shape draw:style-name="gr25" draw:text-style-name="P2" draw:layer="layout" svg:width="0.044cm" svg:height="0.004cm" draw:transform="rotate (-2.35619449019309) translate (22.58cm 18.573cm)">
            <text:p/>
            <draw:enhanced-geometry svg:viewBox="0 0 97 0" draw:type="non-primitive" draw:enhanced-path="M 0 0 L 0 0 13 0 24 0 37 0 48 0 61 0 72 0 84 0 97 0 N"/>
          </draw:custom-shape>
          <draw:custom-shape draw:style-name="gr25" draw:text-style-name="P2" draw:layer="layout" svg:width="0.033cm" svg:height="0.021cm" draw:transform="rotate (-2.35619449019309) translate (22.479cm 18.556cm)">
            <text:p/>
            <draw:enhanced-geometry svg:viewBox="0 0 72 35" draw:type="non-primitive" draw:enhanced-path="M 72 0 L 72 0 61 4 50 7 38 10 25 12 15 16 6 20 1 27 0 35 N"/>
          </draw:custom-shape>
          <draw:custom-shape draw:style-name="gr25" draw:text-style-name="P2" draw:layer="layout" svg:width="0.055cm" svg:height="0.005cm" draw:transform="rotate (-2.35619449019309) translate (22.49cm 18.522cm)">
            <text:p/>
            <draw:enhanced-geometry svg:viewBox="0 0 122 0" draw:type="non-primitive" draw:enhanced-path="M 122 0 L 122 0 106 0 90 0 76 0 60 0 45 0 30 0 14 0 0 0 N"/>
          </draw:custom-shape>
          <draw:custom-shape draw:style-name="gr25" draw:text-style-name="P2" draw:layer="layout" svg:width="0.023cm" svg:height="0.008cm" draw:transform="rotate (-2.35619449019309) translate (22.496cm 18.468cm)">
            <text:p/>
            <draw:enhanced-geometry svg:viewBox="0 0 52 17" draw:type="non-primitive" draw:enhanced-path="M 52 0 L 52 0 46 2 40 5 33 7 26 9 20 11 13 14 7 15 0 17 N"/>
          </draw:custom-shape>
          <draw:custom-shape draw:style-name="gr25" draw:text-style-name="P2" draw:layer="layout" svg:width="0.028cm" svg:height="0.044cm" draw:transform="rotate (-2.35619449019309) translate (22.472cm 18.512cm)">
            <text:p/>
            <draw:enhanced-geometry svg:viewBox="0 0 61 71" draw:type="non-primitive" draw:enhanced-path="M 61 0 L 61 0 53 9 46 18 38 26 30 35 22 45 16 52 8 62 0 71 N"/>
          </draw:custom-shape>
          <draw:custom-shape draw:style-name="gr25" draw:text-style-name="P2" draw:layer="layout" svg:width="0.033cm" svg:height="0.008cm" draw:transform="rotate (-2.35619449019309) translate (22.394cm 18.513cm)">
            <text:p/>
            <draw:enhanced-geometry svg:viewBox="0 0 70 17" draw:type="non-primitive" draw:enhanced-path="M 0 17 L 0 17 9 15 18 13 26 12 35 9 44 7 52 5 61 3 70 0 N"/>
          </draw:custom-shape>
          <draw:custom-shape draw:style-name="gr25" draw:text-style-name="P2" draw:layer="layout" svg:width="0.054cm" svg:height="0.004cm" draw:transform="rotate (-2.35619449019309) translate (24.048cm 18.188cm)">
            <text:p/>
            <draw:enhanced-geometry svg:viewBox="0 0 107 0" draw:type="non-primitive" draw:enhanced-path="M 107 0 L 107 0 93 0 80 0 66 0 54 0 40 0 26 0 14 0 0 0 N"/>
          </draw:custom-shape>
          <draw:custom-shape draw:style-name="gr25" draw:text-style-name="P2" draw:layer="layout" svg:width="0.065cm" svg:height="0.011cm" draw:transform="rotate (-2.35619449019309) translate (24.048cm 18.25cm)">
            <text:p/>
            <draw:enhanced-geometry svg:viewBox="0 0 131 19" draw:type="non-primitive" draw:enhanced-path="M 131 0 L 131 0 114 2 98 5 81 7 65 9 49 13 32 15 17 17 0 19 N"/>
          </draw:custom-shape>
          <draw:custom-shape draw:style-name="gr25" draw:text-style-name="P2" draw:layer="layout" svg:width="0.036cm" svg:height="0.004cm" draw:transform="rotate (-2.35619449019309) translate (24.111cm 18.311cm)">
            <text:p/>
            <draw:enhanced-geometry svg:viewBox="0 0 78 0" draw:type="non-primitive" draw:enhanced-path="M 78 0 L 78 0 68 0 59 0 49 0 39 0 28 0 19 0 9 0 0 0 N"/>
          </draw:custom-shape>
          <draw:custom-shape draw:style-name="gr25" draw:text-style-name="P2" draw:layer="layout" svg:width="0.049cm" svg:height="0.005cm" draw:transform="rotate (-2.35619449019309) translate (24.088cm 18.415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23cm" svg:height="0.007cm" draw:transform="rotate (-2.35619449019309) translate (24.037cm 18.366cm)">
            <text:p/>
            <draw:enhanced-geometry svg:viewBox="0 0 53 17" draw:type="non-primitive" draw:enhanced-path="M 0 17 L 0 17 6 15 12 12 19 10 26 8 32 6 39 4 46 2 53 0 N"/>
          </draw:custom-shape>
          <draw:custom-shape draw:style-name="gr25" draw:text-style-name="P2" draw:layer="layout" svg:width="0.029cm" svg:height="0.011cm" draw:transform="rotate (-2.35619449019309) translate (24.045cm 18.288cm)">
            <text:p/>
            <draw:enhanced-geometry svg:viewBox="0 0 61 17" draw:type="non-primitive" draw:enhanced-path="M 0 0 L 0 0 7 3 15 5 23 7 31 9 38 12 46 13 54 15 61 17 N"/>
          </draw:custom-shape>
          <draw:custom-shape draw:style-name="gr25" draw:text-style-name="P2" draw:layer="layout" svg:width="0.047cm" svg:height="0.023cm" draw:transform="rotate (-2.35619449019309) translate (23.961cm 18.251cm)">
            <text:p/>
            <draw:enhanced-geometry svg:viewBox="0 0 105 39" draw:type="non-primitive" draw:enhanced-path="M 0 0 L 0 0 13 5 26 13 40 22 54 30 68 36 80 39 93 39 105 34 N"/>
          </draw:custom-shape>
          <draw:custom-shape draw:style-name="gr25" draw:text-style-name="P2" draw:layer="layout" svg:width="0.021cm" svg:height="0.004cm" draw:transform="rotate (-2.35619449019309) translate (23.405cm 19.125cm)">
            <text:p/>
            <draw:enhanced-geometry svg:viewBox="0 0 44 0" draw:type="non-primitive" draw:enhanced-path="M 0 0 L 0 0 5 0 11 0 16 0 21 0 27 0 33 0 38 0 44 0 N"/>
          </draw:custom-shape>
          <draw:custom-shape draw:style-name="gr25" draw:text-style-name="P2" draw:layer="layout" svg:width="0.04cm" svg:height="0.025cm" draw:transform="rotate (-2.35619449019309) translate (23.659cm 17.707cm)">
            <text:p/>
            <draw:enhanced-geometry svg:viewBox="0 0 88 36" draw:type="non-primitive" draw:enhanced-path="M 88 0 L 88 0 77 5 65 10 54 14 44 17 32 22 21 27 11 31 0 36 N"/>
          </draw:custom-shape>
          <draw:custom-shape draw:style-name="gr25" draw:text-style-name="P2" draw:layer="layout" svg:width="0.017cm" svg:height="0.052cm" draw:transform="rotate (-2.35619449019309) translate (23.616cm 17.771cm)">
            <text:p/>
            <draw:enhanced-geometry svg:viewBox="0 0 35 86" draw:type="non-primitive" draw:enhanced-path="M 0 0 L 0 0 4 11 7 22 9 35 11 47 15 59 19 69 26 78 35 86 N"/>
          </draw:custom-shape>
          <draw:custom-shape draw:style-name="gr25" draw:text-style-name="P2" draw:layer="layout" svg:width="0.065cm" svg:height="0.06cm" draw:transform="rotate (-2.35619449019309) translate (23.651cm 17.706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11cm" svg:height="0.051cm" draw:transform="rotate (-2.35619449019309) translate (23.591cm 17.665cm)">
            <text:p/>
            <draw:enhanced-geometry svg:viewBox="0 0 27 87" draw:type="non-primitive" draw:enhanced-path="M 0 0 L 0 0 3 10 7 22 10 33 13 43 17 55 20 66 24 77 27 87 N"/>
          </draw:custom-shape>
          <draw:custom-shape draw:style-name="gr25" draw:text-style-name="P2" draw:layer="layout" svg:width="0.047cm" svg:height="0.02cm" draw:transform="rotate (-2.35619449019309) translate (23.579cm 17.552cm)">
            <text:p/>
            <draw:enhanced-geometry svg:viewBox="0 0 97 35" draw:type="non-primitive" draw:enhanced-path="M 97 0 L 97 0 84 5 72 9 60 14 48 18 36 23 24 26 13 31 0 35 N"/>
          </draw:custom-shape>
          <draw:custom-shape draw:style-name="gr25" draw:text-style-name="P2" draw:layer="layout" svg:width="0.029cm" svg:height="0.06cm" draw:transform="rotate (-2.35619449019309) translate (23.519cm 17.598cm)">
            <text:p/>
            <draw:enhanced-geometry svg:viewBox="0 0 69 103" draw:type="non-primitive" draw:enhanced-path="M 0 0 L 0 0 9 12 17 26 26 38 35 51 43 64 52 77 60 90 69 103 N"/>
          </draw:custom-shape>
          <draw:custom-shape draw:style-name="gr25" draw:text-style-name="P2" draw:layer="layout" svg:width="0.062cm" svg:height="0.004cm" draw:transform="rotate (-2.35619449019309) translate (23.55cm 17.453cm)">
            <text:p/>
            <draw:enhanced-geometry svg:viewBox="0 0 138 0" draw:type="non-primitive" draw:enhanced-path="M 138 0 L 138 0 119 0 97 0 75 0 52 0 32 0 14 0 4 0 0 0 N"/>
          </draw:custom-shape>
          <draw:custom-shape draw:style-name="gr25" draw:text-style-name="P2" draw:layer="layout" svg:width="0.022cm" svg:height="0.064cm" draw:transform="rotate (-2.35619449019309) translate (23.489cm 17.522cm)">
            <text:p/>
            <draw:enhanced-geometry svg:viewBox="0 0 53 105" draw:type="non-primitive" draw:enhanced-path="M 0 0 L 0 0 7 14 14 26 21 40 27 53 33 67 40 79 46 93 53 105 N"/>
          </draw:custom-shape>
          <draw:custom-shape draw:style-name="gr3" draw:text-style-name="P2" draw:layer="layout" svg:width="0.064cm" svg:height="0.098cm" draw:transform="rotate (-2.35619449019309) translate (24.392cm 19.2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64cm" svg:height="0.098cm" draw:transform="rotate (-2.35619449019309) translate (24.392cm 19.2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76cm" svg:height="0.108cm" draw:transform="rotate (-2.35619449019309) translate (24.447cm 19.2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76cm" svg:height="0.108cm" draw:transform="rotate (-2.35619449019309) translate (24.447cm 19.2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45cm" svg:height="0.021cm" draw:transform="rotate (-2.35619449019309) translate (24.457cm 19.223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45cm" svg:height="0.021cm" draw:transform="rotate (-2.35619449019309) translate (24.457cm 19.223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25cm" svg:height="0.021cm" draw:transform="rotate (-2.35619449019309) translate (24.424cm 19.242cm)">
            <text:p/>
            <draw:enhanced-geometry svg:viewBox="0 0 53 36" draw:type="non-primitive" draw:enhanced-path="M 53 0 L 46 5 38 8 31 12 23 15 16 19 10 23 4 29 0 36 53 0 Z N"/>
          </draw:custom-shape>
          <draw:custom-shape draw:style-name="gr25" draw:text-style-name="P2" draw:layer="layout" svg:width="0.025cm" svg:height="0.021cm" draw:transform="rotate (-2.35619449019309) translate (24.424cm 19.242cm)">
            <text:p/>
            <draw:enhanced-geometry svg:viewBox="0 0 53 36" draw:type="non-primitive" draw:enhanced-path="M 53 0 L 53 0 46 5 38 8 31 12 23 15 16 19 10 23 4 29 0 36 N"/>
          </draw:custom-shape>
          <draw:custom-shape draw:style-name="gr2" draw:text-style-name="P2" draw:layer="layout" svg:width="0.064cm" svg:height="0.045cm" draw:transform="rotate (-2.35619449019309) translate (24.224cm 19.4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64cm" svg:height="0.045cm" draw:transform="rotate (-2.35619449019309) translate (24.224cm 19.4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65cm" svg:height="0.071cm" draw:transform="rotate (-2.35619449019309) translate (24.205cm 19.4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65cm" svg:height="0.071cm" draw:transform="rotate (-2.35619449019309) translate (24.205cm 19.4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36cm" svg:height="0.042cm" draw:transform="rotate (-2.35619449019309) translate (24.426cm 19.2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36cm" svg:height="0.042cm" draw:transform="rotate (-2.35619449019309) translate (24.426cm 19.2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7"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do <text:span text:style-name="T9">not</text:span> acquire a default value - just like they don't in C</text:p>
              </text:list-item>
            </text:list>
          </draw:text-box>
        </draw:frame>
        <draw:custom-shape draw:style-name="gr28" draw:text-style-name="P3" draw:layer="layout" svg:width="17.266cm" svg:height="3.624cm" svg:x="1.767cm" svg:y="6.376cm">
          <text:p><text:span text:style-name="T1">date::date(int ccyy, int mm, int dd)</text:span></text:p>
          <text:p><text:span text:style-name="T1"><text:s text:c="2"/></text:span><text:span text:style-name="T10">// :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28" draw:text-style-name="P3" draw:layer="layout" svg:width="17.266cm" svg:height="7.842cm" svg:x="1.837cm" svg:y="10.714cm">
          <text:p><text:span text:style-name="T1">int main()</text:span></text:p>
          <text:p><text:span text:style-name="T1">{</text:span></text:p>
          <text:p><text:span text:style-name="T1"><text:s text:c="4"/></text:span><text:span text:style-name="T1">date when(2011, 3, 9);</text:span></text:p>
          <text:p><text:span text:style-name="T1"><text:s text:c="4"/></text:span><text:span text:style-name="T1">std::cout </text:span></text:p>
          <text:p><text:span text:style-name="T1"><text:s text:c="8"/></text:span><text:span text:style-name="T1">&lt;&lt; when.ccyy &lt;&lt; std::endl</text:span></text:p>
          <text:p><text:span text:style-name="T1"><text:s text:c="8"/></text:span><text:span text:style-name="T1">&lt;&lt; when.mm <text:s text:c="2"/>&lt;&lt; std::endl</text:span></text:p>
          <text:p><text:span text:style-name="T1"><text:s text:c="8"/></text:span><text:span text:style-name="T1">&lt;&lt; when.dd <text:s text:c="2"/>&lt;&lt; std::endl;</text:span></text:p>
          <text:p><text:span text:style-name="T1"/></text:p>
          <text:p><text:span text:style-name="T1">}</text:span></text:p>
          <draw:enhanced-geometry svg:viewBox="0 0 21600 21600" draw:type="rectangle" draw:enhanced-path="M 0 0 L 21600 0 21600 21600 0 21600 0 0 Z N"/>
        </draw:custom-shape>
        <draw:custom-shape draw:style-name="gr29" draw:text-style-name="P10" draw:layer="layout" svg:width="8.123cm" svg:height="4.489cm" svg:x="18.277cm" svg:y="13.511cm">
          <text:p><text:span text:style-name="T11">4199568</text:span></text:p>
          <text:p><text:span text:style-name="T11">0</text:span></text:p>
          <text:p><text:span text:style-name="T11">-740281080</text:span></text:p>
          <draw:enhanced-geometry svg:viewBox="0 0 21600 21600" draw:type="rectangle" draw:enhanced-path="M 0 0 L 21600 0 21600 21600 0 21600 0 0 Z N"/>
        </draw:custom-shape>
        <draw:frame draw:style-name="gr30" draw:layer="layout" svg:width="16.757cm" svg:height="1.148cm" svg:x="2.8cm" svg:y="19.252cm">
          <draw:text-box>
            <text:p>assumes data members are publicly accessible</text:p>
          </draw:text-box>
        </draw:frame>
        <draw:line draw:style-name="gr17" draw:text-style-name="P8" draw:layer="layout" svg:x1="19cm" svg:y1="7.7cm" svg:x2="17.5cm" svg:y2="7.7cm">
          <text:p/>
        </draw:line>
        <draw:line draw:style-name="gr15" draw:text-style-name="P8" draw:layer="layout" svg:x1="19cm" svg:y1="7.7cm" svg:x2="21cm" svg:y2="7.7cm">
          <text:p/>
        </draw:line>
        <draw:line draw:style-name="gr15" draw:text-style-name="P8" draw:layer="layout" svg:x1="3.5cm" svg:y1="19.5cm" svg:x2="3.5cm" svg:y2="18.5cm">
          <text:p/>
        </draw:line>
        <draw:line draw:style-name="gr17" draw:text-style-name="P8" draw:layer="layout" svg:x1="3.5cm" svg:y1="18.5cm" svg:x2="3.5cm" svg:y2="17cm">
          <text:p/>
        </draw:line>
        <presentation:notes draw:style-name="dp2">
          <draw:page-thumbnail draw:style-name="gr7"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31" draw:text-style-name="P3" draw:layer="layout" svg:width="13.54cm" svg:height="5.286cm" svg:x="1.8cm" svg:y="14.4cm">
          <text:p><text:span text:style-name="T1">class rope</text:span></text:p>
          <text:p><text:span text:style-name="T1">{</text:span></text:p>
          <text:p><text:span text:style-name="T1">public:</text:span></text:p>
          <text:p><text:span text:style-name="T1"><text:s text:c="4"/></text:span><text:span text:style-name="T1">rope(const char * = “”);</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31" draw:text-style-name="P3" draw:layer="layout" svg:width="9.299cm" svg:height="5.286cm" svg:x="4.801cm" svg:y="8.014cm">
          <text:p><text:span text:style-name="T1">class rope</text:span></text:p>
          <text:p><text:span text:style-name="T1">{</text:span></text:p>
          <text:p><text:span text:style-name="T1">public:</text:span></text:p>
          <text:p><text:span text:style-name="T1"><text:s text:c="4"/></text:span><text:span text:style-name="T1">rope();</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32" draw:text-style-name="P3" draw:layer="layout" svg:width="12cm" svg:height="6.5cm" svg:x="12.3cm" svg:y="9.9cm">
          <text:p><text:span text:style-name="T1">#include “rope.hpp”</text:span></text:p>
          <text:p><text:span text:style-name="T1"/></text:p>
          <text:p><text:span text:style-name="T1">void example()</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line draw:style-name="gr16" draw:text-style-name="P8" draw:layer="layout" svg:x1="17.8cm" svg:y1="14cm" svg:x2="22.3cm" svg:y2="14cm">
          <text:p/>
        </draw:line>
        <draw:line draw:style-name="gr16" draw:text-style-name="P8" draw:layer="layout" svg:x1="22.3cm" svg:y1="11cm" svg:x2="22.3cm" svg:y2="16.5cm">
          <text:p/>
        </draw:line>
        <draw:line draw:style-name="gr16" draw:text-style-name="P8" draw:layer="layout" svg:x1="12.3cm" svg:y1="11cm" svg:x2="22.3cm" svg:y2="11cm">
          <text:p/>
        </draw:line>
        <draw:line draw:style-name="gr17" draw:text-style-name="P8" draw:layer="layout" svg:x1="12.3cm" svg:y1="11cm" svg:x2="10.3cm" svg:y2="11cm">
          <text:p/>
        </draw:line>
        <draw:line draw:style-name="gr15" draw:text-style-name="P8" draw:layer="layout" svg:x1="22.3cm" svg:y1="16.5cm" svg:x2="22.3cm" svg:y2="17.5cm">
          <text:p/>
        </draw:line>
        <draw:line draw:style-name="gr33" draw:text-style-name="P8" draw:layer="layout" svg:x1="22.3cm" svg:y1="17.5cm" svg:x2="15.8cm" svg:y2="17.5cm">
          <text:p/>
        </draw:line>
        <draw:line draw:style-name="gr16" draw:text-style-name="P8" draw:layer="layout" svg:x1="17.8cm" svg:y1="13.7cm" svg:x2="22.3cm" svg:y2="13.7cm">
          <text:p/>
        </draw:line>
        <presentation:notes draw:style-name="dp2">
          <draw:page-thumbnail draw:style-name="gr7"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Very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1" draw:layer="layout" svg:width="12cm" svg:height="2.521cm" svg:x="13.8cm" svg:y="7.444cm">
          <draw:text-box>
            <text:p><text:span text:style-name="T12">this defines an object called old, of type rope</text:span></text:p>
          </draw:text-box>
        </draw:frame>
        <draw:custom-shape draw:style-name="gr34" draw:text-style-name="P3" draw:layer="layout" svg:width="8.89cm" svg:height="5cm" svg:x="3.61cm" svg:y="6cm">
          <text:p><text:span text:style-name="T1">void correct()</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34" draw:text-style-name="P3" draw:layer="layout" svg:width="8.89cm" svg:height="5.365cm" svg:x="3.5cm" svg:y="12cm">
          <text:p><text:span text:style-name="T1">void incorrect()</text:span></text:p>
          <text:p><text:span text:style-name="T1">{</text:span></text:p>
          <text:p><text:span text:style-name="T1"><text:s text:c="2"/></text:span><text:span text:style-name="T1">rope old();</text:span></text:p>
          <text:p><text:span text:style-name="T1"><text:s text:c="2"/></text:span><text:span text:style-name="T1">...</text:span></text:p>
          <text:p><text:span text:style-name="T1"><text:s text:c="2"/></text:span><text:span text:style-name="T1">old.</text:span><text:span text:style-name="T13">member</text:span><text:span text:style-name="T1"> </text:span></text:p>
          <text:p><text:span text:style-name="T2">}</text:span></text:p>
          <draw:enhanced-geometry svg:viewBox="0 0 21600 21600" draw:type="rectangle" draw:enhanced-path="M 0 0 L 21600 0 21600 21600 0 21600 0 0 Z N"/>
        </draw:custom-shape>
        <draw:custom-shape draw:style-name="gr35" draw:text-style-name="P6" draw:layer="layout" svg:width="3cm" svg:height="4cm" svg:x="1.2cm" svg:y="6.6cm">
          <text:p text:style-name="P5"><text:span text:style-name="T3"></text:span></text:p>
          <draw:enhanced-geometry svg:viewBox="0 0 21600 21600" draw:type="rectangle" draw:enhanced-path="M 0 0 L 21600 0 21600 21600 0 21600 0 0 Z N"/>
        </draw:custom-shape>
        <draw:custom-shape draw:style-name="gr10" draw:text-style-name="P6" draw:layer="layout" svg:width="3cm" svg:height="3cm" svg:x="1.5cm" svg:y="12.8cm">
          <text:p text:style-name="P5"><text:span text:style-name="T4"></text:span></text:p>
          <draw:enhanced-geometry svg:viewBox="0 0 21600 21600" draw:type="rectangle" draw:enhanced-path="M 0 0 L 21600 0 21600 21600 0 21600 0 0 Z N"/>
        </draw:custom-shape>
        <draw:frame draw:style-name="SmallSlideNote" draw:text-style-name="P12" draw:layer="layout" svg:width="13.137cm" svg:height="4.791cm" svg:x="13.663cm" svg:y="13.4cm">
          <draw:text-box>
            <text:p><text:span text:style-name="T12">this declares a </text:span><text:span text:style-name="T14">function</text:span><text:span text:style-name="T12"> called old, that accepts no arguments and returns a rope object</text:span></text:p>
          </draw:text-box>
        </draw:frame>
        <draw:line draw:style-name="gr15" draw:text-style-name="P8" draw:layer="layout" svg:x1="2.5cm" svg:y1="15cm" svg:x2="2.5cm" svg:y2="16cm">
          <text:p/>
        </draw:line>
        <draw:line draw:style-name="gr15" draw:text-style-name="P8" draw:layer="layout" svg:x1="2.5cm" svg:y1="16cm" svg:x2="3.5cm" svg:y2="16cm">
          <text:p/>
        </draw:line>
        <draw:line draw:style-name="gr17" draw:text-style-name="P8" draw:layer="layout" svg:x1="3.5cm" svg:y1="16cm" svg:x2="4.5cm" svg:y2="16cm">
          <text:p/>
        </draw:line>
        <draw:line draw:style-name="gr17" draw:text-style-name="P8" draw:layer="layout" svg:x1="9cm" svg:y1="13cm" svg:x2="9cm" svg:y2="14cm">
          <text:p/>
        </draw:line>
        <draw:line draw:style-name="gr15" draw:text-style-name="P8" draw:layer="layout" svg:x1="13.5cm" svg:y1="14.2cm" svg:x2="12.5cm" svg:y2="14.2cm">
          <text:p/>
        </draw:line>
        <draw:line draw:style-name="gr16" draw:text-style-name="P8" draw:layer="layout" svg:x1="12.5cm" svg:y1="14.2cm" svg:x2="10cm" svg:y2="14.2cm">
          <text:p/>
        </draw:line>
        <draw:line draw:style-name="gr15" draw:text-style-name="P8" draw:layer="layout" svg:x1="13.5cm" svg:y1="8.2cm" svg:x2="12.5cm" svg:y2="8.2cm">
          <text:p/>
        </draw:line>
        <draw:line draw:style-name="gr16" draw:text-style-name="P8" draw:layer="layout" svg:x1="12.5cm" svg:y1="8.2cm" svg:x2="9.5cm" svg:y2="8.2cm">
          <text:p/>
        </draw:line>
        <draw:g>
          <draw:custom-shape draw:style-name="gr24" draw:text-style-name="P2"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26" draw:text-style-name="P2"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8cm" svg:height="0.004cm" draw:transform="rotate (-2.35619449019309) translate (24.236cm 4.344cm)">
            <text:p/>
            <draw:enhanced-geometry svg:viewBox="0 0 17 0" draw:type="non-primitive" draw:enhanced-path="M 0 0 L 4 0 9 0 12 0 17 0 0 0 Z N"/>
          </draw:custom-shape>
          <draw:custom-shape draw:style-name="gr26" draw:text-style-name="P2"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24" draw:text-style-name="P2"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27" draw:text-style-name="P2"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27" draw:text-style-name="P2"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3" draw:text-style-name="P2"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3" draw:text-style-name="P2"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3" draw:text-style-name="P2"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25" draw:text-style-name="P2"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25" draw:text-style-name="P2"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25" draw:text-style-name="P2"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25" draw:text-style-name="P2"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25" draw:text-style-name="P2"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25" draw:text-style-name="P2"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2" draw:text-style-name="P2"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25" draw:text-style-name="P2"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2" draw:text-style-name="P2"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25" draw:text-style-name="P2"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25" draw:text-style-name="P2"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25" draw:text-style-name="P2"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25" draw:text-style-name="P2"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25" draw:text-style-name="P2"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25" draw:text-style-name="P2"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25" draw:text-style-name="P2"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25" draw:text-style-name="P2"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25" draw:text-style-name="P2"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25" draw:text-style-name="P2"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25" draw:text-style-name="P2"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25" draw:text-style-name="P2"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25" draw:text-style-name="P2"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25" draw:text-style-name="P2"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25" draw:text-style-name="P2"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25" draw:text-style-name="P2"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25" draw:text-style-name="P2"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25" draw:text-style-name="P2"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25" draw:text-style-name="P2"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25" draw:text-style-name="P2"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25" draw:text-style-name="P2"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25" draw:text-style-name="P2"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25" draw:text-style-name="P2" draw:layer="layout" svg:width="0.008cm" svg:height="0.011cm" draw:transform="rotate (-2.35619449019309) translate (23.367cm 4.672cm)">
            <text:p/>
            <draw:enhanced-geometry svg:viewBox="0 0 17 18" draw:type="non-primitive" draw:enhanced-path="M 0 18 L 0 18 5 13 8 9 13 4 17 0 N"/>
          </draw:custom-shape>
          <draw:custom-shape draw:style-name="gr25" draw:text-style-name="P2"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25" draw:text-style-name="P2"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25" draw:text-style-name="P2"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25" draw:text-style-name="P2"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25" draw:text-style-name="P2"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25" draw:text-style-name="P2"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25" draw:text-style-name="P2"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25" draw:text-style-name="P2"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25" draw:text-style-name="P2"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25" draw:text-style-name="P2"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25" draw:text-style-name="P2"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25" draw:text-style-name="P2"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25" draw:text-style-name="P2"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25" draw:text-style-name="P2"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25" draw:text-style-name="P2"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25" draw:text-style-name="P2"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25" draw:text-style-name="P2"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25" draw:text-style-name="P2"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25" draw:text-style-name="P2"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25" draw:text-style-name="P2"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25" draw:text-style-name="P2"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25" draw:text-style-name="P2"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25" draw:text-style-name="P2"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25" draw:text-style-name="P2"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25" draw:text-style-name="P2"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25" draw:text-style-name="P2"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25" draw:text-style-name="P2"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25" draw:text-style-name="P2"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25" draw:text-style-name="P2"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25" draw:text-style-name="P2"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25" draw:text-style-name="P2"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25" draw:text-style-name="P2"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3" draw:text-style-name="P2"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25" draw:text-style-name="P2"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2" draw:text-style-name="P2"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7"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11" draw:text-style-name="P3" draw:layer="layout" svg:width="13.074cm" svg:height="6.5cm" svg:x="2.8cm" svg:y="9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text:span></text:p>
          <text:p><text:span text:style-name="T2">} </text:span><text:span text:style-name="T10">// today.~date()</text:span></text:p>
          <draw:enhanced-geometry svg:viewBox="0 0 21600 21600" draw:type="rectangle" draw:enhanced-path="M 0 0 L 21600 0 21600 21600 0 21600 0 0 Z N"/>
        </draw:custom-shape>
        <draw:custom-shape draw:style-name="gr36" draw:text-style-name="P3" draw:layer="layout" svg:width="6.7cm" svg:height="6.5cm" svg:x="14.3cm" svg:y="13.6cm">
          <text:p><text:span text:style-name="T1">class date</text:span></text:p>
          <text:p><text:span text:style-name="T1">{</text:span></text:p>
          <text:p><text:span text:style-name="T1">public:</text:span></text:p>
          <text:p><text:span text:style-name="T1"><text:s text:c="5"/></text:span><text:span text:style-name="T1">~date();</text:span></text:p>
          <text:p><text:span text:style-name="T1"><text:s text:c="5"/></text:span><text:span text:style-name="T1">...</text:span></text:p>
          <text:p><text:span text:style-name="T1">};</text:span></text:p>
          <text:p><text:span text:style-name="T1">...</text:span></text:p>
          <draw:enhanced-geometry svg:viewBox="0 0 21600 21600" draw:type="rectangle" draw:enhanced-path="M 0 0 L 21600 0 21600 21600 0 21600 0 0 Z N"/>
        </draw:custom-shape>
        <draw:line draw:style-name="gr16" draw:text-style-name="P8" draw:layer="layout" svg:x1="11.8cm" svg:y1="14.8cm" svg:x2="12.8cm" svg:y2="14.8cm">
          <text:p/>
        </draw:line>
        <draw:line draw:style-name="gr16" draw:text-style-name="P8" draw:layer="layout" svg:x1="12.9cm" svg:y1="14.8cm" svg:x2="12.9cm" svg:y2="15.3cm">
          <text:p/>
        </draw:line>
        <draw:line draw:style-name="gr15" draw:text-style-name="P8" draw:layer="layout" svg:x1="12.9cm" svg:y1="16.6cm" svg:x2="14.4cm" svg:y2="16.6cm">
          <text:p/>
        </draw:line>
        <draw:line draw:style-name="gr17" draw:text-style-name="P8" draw:layer="layout" svg:x1="14.3cm" svg:y1="16.6cm" svg:x2="15.8cm" svg:y2="16.6cm">
          <text:p/>
        </draw:line>
        <draw:line draw:style-name="gr15" draw:text-style-name="P8" draw:layer="layout" svg:x1="12.9cm" svg:y1="15.6cm" svg:x2="12.9cm" svg:y2="16.6cm">
          <text:p/>
        </draw:line>
        <draw:frame draw:style-name="SmallSlideNote" draw:text-style-name="P13" draw:layer="layout" svg:width="2cm" svg:height="2.5cm" svg:x="20cm" svg:y="5.6cm">
          <draw:text-box>
            <text:p><text:span text:style-name="T15">~</text:span></text:p>
          </draw:text-box>
        </draw:frame>
        <draw:frame draw:style-name="SmallSlideNote" draw:layer="layout" svg:width="7.137cm" svg:height="2.5cm" svg:x="18.4cm" svg:y="9.6cm">
          <draw:text-box>
            <text:p>the destructor never has any parameters - <text:span text:style-name="T6">you</text:span> don't call it...</text:p>
          </draw:text-box>
        </draw:frame>
        <draw:line draw:style-name="gr15" draw:text-style-name="P8" draw:layer="layout" svg:x1="19.7cm" svg:y1="12cm" svg:x2="19.7cm" svg:y2="13.5cm">
          <text:p/>
        </draw:line>
        <draw:line draw:style-name="gr17" draw:text-style-name="P8" draw:layer="layout" svg:x1="19.7cm" svg:y1="13.5cm" svg:x2="19.7cm" svg:y2="16.5cm">
          <text:p/>
        </draw:line>
        <presentation:notes draw:style-name="dp2">
          <draw:page-thumbnail draw:style-name="gr7"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using a new expression</text:p>
              </text:list-item>
            </text:list>
          </draw:text-box>
        </draw:frame>
        <draw:custom-shape draw:style-name="gr37" draw:text-style-name="P3" draw:layer="layout" svg:width="20.324cm" svg:height="6.684cm" svg:x="3.66cm" svg:y="9.928cm">
          <text:p><text:span text:style-name="T2">date global(2011,3,7);</text:span></text:p>
          <text:p><text:span text:style-name="T2"/></text:p>
          <text:p><text:span text:style-name="T2">int main()</text:span></text:p>
          <text:p><text:span text:style-name="T2">{</text:span></text:p>
          <text:p><text:span text:style-name="T2"><text:s text:c="3"/></text:span><text:span text:style-name="T2">date local(2011,3,7);</text:span></text:p>
          <text:p><text:span text:style-name="T2"><text:s text:c="3"/></text:span><text:span text:style-name="T2">date * dynamic = new date(2011,3,7);</text:span></text:p>
          <text:p><text:span text:style-name="T2">}</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left to right, top to bottom</text:p>
              </text:list-item>
              <text:list-item>
                <text:p>The order of initialization across translation units is <text:span text:style-name="T9">undefined</text:span></text:p>
              </text:list-item>
            </text:list>
          </draw:text-box>
        </draw:frame>
        <draw:custom-shape draw:style-name="gr38" draw:text-style-name="P3" draw:layer="layout" svg:width="12.794cm" svg:height="7.615cm" svg:x="2.406cm" svg:y="9.8cm">
          <text:p><text:span text:style-name="T2">date global(2011,3,7);</text:span></text:p>
          <text:p><text:span text:style-name="T2"/></text:p>
          <text:p><text:span text:style-name="T2">int main()</text:span></text:p>
          <text:p><text:span text:style-name="T2">{</text:span></text:p>
          <text:p><text:span text:style-name="T2"><text:s text:c="3"/></text:span><text:span text:style-name="T2">...</text:span></text:p>
          <text:p><text:span text:style-name="T2">}</text:span></text:p>
          <text:p><text:span text:style-name="T2"/></text:p>
          <text:p><text:span text:style-name="T2">// global.~date()</text:span></text:p>
          <draw:enhanced-geometry svg:viewBox="0 0 21600 21600" draw:type="rectangle" draw:enhanced-path="M 0 0 L 21600 0 21600 21600 0 21600 0 0 Z N"/>
        </draw:custom-shape>
        <draw:frame draw:style-name="gr39" draw:text-style-name="P11" draw:layer="layout" svg:width="9.746cm" svg:height="3.656cm" svg:x="17.054cm" svg:y="9.39cm">
          <draw:text-box>
            <text:p><text:span text:style-name="T12">global's constructor is called </text:span><text:span text:style-name="T14">before</text:span><text:span text:style-name="T12"> main starts</text:span></text:p>
          </draw:text-box>
        </draw:frame>
        <draw:frame draw:style-name="gr39" draw:text-style-name="P11" draw:layer="layout" svg:width="9.746cm" svg:height="3.656cm" svg:x="16.9cm" svg:y="15.144cm">
          <draw:text-box>
            <text:p><text:span text:style-name="T12">global's destructor is called </text:span><text:span text:style-name="T14">after</text:span><text:span text:style-name="T12"> main finishes</text:span></text:p>
          </draw:text-box>
        </draw:frame>
        <draw:line draw:style-name="gr15" draw:text-style-name="P8" draw:layer="layout" svg:x1="16.7cm" svg:y1="10.3cm" svg:x2="15.2cm" svg:y2="10.3cm">
          <text:p/>
        </draw:line>
        <draw:line draw:style-name="gr16" draw:text-style-name="P8" draw:layer="layout" svg:x1="15.3cm" svg:y1="10.3cm" svg:x2="13.8cm" svg:y2="10.3cm">
          <text:p/>
        </draw:line>
        <draw:line draw:style-name="gr15" draw:text-style-name="P8" draw:layer="layout" svg:x1="16.6cm" svg:y1="16.9cm" svg:x2="15.1cm" svg:y2="16.9cm">
          <text:p/>
        </draw:line>
        <draw:line draw:style-name="gr16" draw:text-style-name="P8" draw:layer="layout" svg:x1="15.2cm" svg:y1="16.9cm" svg:x2="11.2cm" svg:y2="16.9cm">
          <text:p/>
        </draw:line>
        <presentation:notes draw:style-name="dp2">
          <draw:page-thumbnail draw:style-name="gr7"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3" draw:layer="layout" svg:width="12.794cm" svg:height="10.408cm" svg:x="3.406cm" svg:y="8.5cm">
          <text:p><text:span text:style-name="T2">void eg(date param)</text:span></text:p>
          <text:p><text:span text:style-name="T2">{</text:span></text:p>
          <text:p><text:span text:style-name="T2"><text:s text:c="3"/></text:span><text:span text:style-name="T2">for (...)</text:span></text:p>
          <text:p><text:span text:style-name="T2"><text:s text:c="3"/></text:span><text:span text:style-name="T2">{</text:span></text:p>
          <text:p><text:span text:style-name="T2"><text:s text:c="7"/></text:span><text:span text:style-name="T2">date local;</text:span></text:p>
          <text:p><text:span text:style-name="T2"><text:s text:c="7"/></text:span><text:span text:style-name="T2">...</text:span></text:p>
          <text:p><text:span text:style-name="T2"><text:s text:c="7"/></text:span><text:span text:style-name="T2">...</text:span></text:p>
          <text:p><text:span text:style-name="T2"><text:s text:c="7"/></text:span><text:span text:style-name="T2">// local.~date()</text:span></text:p>
          <text:p><text:span text:style-name="T2"><text:s text:c="3"/></text:span><text:span text:style-name="T2">}</text:span></text:p>
          <text:p><text:span text:style-name="T2"><text:s text:c="3"/></text:span><text:span text:style-name="T2">// param.~date()</text:span></text:p>
          <text:p><text:span text:style-name="T2">}</text:span></text:p>
          <draw:enhanced-geometry svg:viewBox="0 0 21600 21600" draw:type="rectangle" draw:enhanced-path="M 0 0 L 21600 0 21600 21600 0 21600 0 0 Z N"/>
        </draw:custom-shape>
        <draw:line draw:style-name="gr16" draw:text-style-name="P8" draw:layer="layout" svg:x1="13.2cm" svg:y1="12.8cm" svg:x2="16.2cm" svg:y2="12.8cm">
          <text:p/>
        </draw:line>
        <draw:line draw:style-name="gr15" draw:text-style-name="P8" draw:layer="layout" svg:x1="16.2cm" svg:y1="12.8cm" svg:x2="18.7cm" svg:y2="12.8cm">
          <text:p/>
        </draw:line>
        <draw:line draw:style-name="gr15" draw:text-style-name="P8" draw:layer="layout" svg:x1="18.7cm" svg:y1="12.8cm" svg:x2="18.7cm" svg:y2="15.8cm">
          <text:p/>
        </draw:line>
        <draw:line draw:style-name="gr15" draw:text-style-name="P8" draw:layer="layout" svg:x1="16.2cm" svg:y1="15.8cm" svg:x2="18.7cm" svg:y2="15.8cm">
          <text:p/>
        </draw:line>
        <draw:line draw:style-name="gr17" draw:text-style-name="P8" draw:layer="layout" svg:x1="16.2cm" svg:y1="15.8cm" svg:x2="15.2cm" svg:y2="15.8cm">
          <text:p/>
        </draw:line>
        <draw:line draw:style-name="gr16" draw:text-style-name="P8" draw:layer="layout" svg:x1="13.7cm" svg:y1="9cm" svg:x2="16.2cm" svg:y2="9cm">
          <text:p/>
        </draw:line>
        <draw:line draw:style-name="gr15" draw:text-style-name="P8" draw:layer="layout" svg:x1="16.2cm" svg:y1="9cm" svg:x2="21.2cm" svg:y2="9cm">
          <text:p/>
        </draw:line>
        <draw:line draw:style-name="gr15" draw:text-style-name="P8" draw:layer="layout" svg:x1="21.2cm" svg:y1="9cm" svg:x2="21.2cm" svg:y2="17.5cm">
          <text:p/>
        </draw:line>
        <draw:line draw:style-name="gr15" draw:text-style-name="P8" draw:layer="layout" svg:x1="21.2cm" svg:y1="17.6cm" svg:x2="16.2cm" svg:y2="17.6cm">
          <text:p/>
        </draw:line>
        <draw:line draw:style-name="gr17" draw:text-style-name="P8" draw:layer="layout" svg:x1="16.2cm" svg:y1="17.5cm" svg:x2="13.7cm" svg:y2="17.5cm">
          <text:p/>
        </draw:line>
        <presentation:notes draw:style-name="dp2">
          <draw:page-thumbnail draw:style-name="gr7"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3" draw:layer="layout" svg:width="21.849cm" svg:height="3.891cm" svg:x="3cm" svg:y="13.3cm">
          <text:p><text:span text:style-name="T2">int main()</text:span></text:p>
          <text:p><text:span text:style-name="T2">{</text:span></text:p>
          <text:p><text:span text:style-name="T2"><text:s text:c="4"/></text:span><text:span text:style-name="T2">date * ptr = new date(2011, 3, 19); <text:s text:c="2"/></text:span></text:p>
          <text:p><text:span text:style-name="T2">}</text:span></text:p>
          <draw:enhanced-geometry svg:viewBox="0 0 21600 21600" draw:type="rectangle" draw:enhanced-path="M 0 0 L 21600 0 21600 21600 0 21600 0 0 Z N"/>
        </draw:custom-shape>
        <draw:frame draw:style-name="gr39" draw:text-style-name="P12" draw:layer="layout" svg:width="8.599cm" svg:height="1.4cm" svg:x="15cm" svg:y="11.3cm">
          <draw:text-box>
            <text:p><text:span text:style-name="T16">new keyword</text:span></text:p>
          </draw:text-box>
        </draw:frame>
        <draw:line draw:style-name="gr16" draw:text-style-name="P8" draw:layer="layout" svg:x1="12.5cm" svg:y1="14.8cm" svg:x2="12.5cm" svg:y2="13.3cm">
          <text:p/>
        </draw:line>
        <draw:line draw:style-name="gr15" draw:text-style-name="P8" draw:layer="layout" svg:x1="12.5cm" svg:y1="11.8cm" svg:x2="12.5cm" svg:y2="13.3cm">
          <text:p/>
        </draw:line>
        <draw:line draw:style-name="gr15" draw:text-style-name="P8" draw:layer="layout" svg:x1="14.5cm" svg:y1="11.8cm" svg:x2="12.5cm" svg:y2="11.8cm">
          <text:p/>
        </draw:line>
        <draw:line draw:style-name="gr16" draw:text-style-name="P8" draw:layer="layout" svg:x1="14.4cm" svg:y1="16.4cm" svg:x2="14.4cm" svg:y2="17.4cm">
          <text:p/>
        </draw:line>
        <draw:line draw:style-name="gr15" draw:text-style-name="P8" draw:layer="layout" svg:x1="14.4cm" svg:y1="17.4cm" svg:x2="14.4cm" svg:y2="18.9cm">
          <text:p/>
        </draw:line>
        <draw:line draw:style-name="gr15" draw:text-style-name="P8" draw:layer="layout" svg:x1="6.4cm" svg:y1="17.3cm" svg:x2="6.4cm" svg:y2="18.8cm">
          <text:p/>
        </draw:line>
        <draw:line draw:style-name="gr15" draw:text-style-name="P8" draw:layer="layout" svg:x1="6.4cm" svg:y1="18.9cm" svg:x2="14.4cm" svg:y2="18.9cm">
          <text:p/>
        </draw:line>
        <draw:line draw:style-name="gr16" draw:text-style-name="P8" draw:layer="layout" svg:x1="15.1cm" svg:y1="16.3cm" svg:x2="15.1cm" svg:y2="17.3cm">
          <text:p/>
        </draw:line>
        <draw:line draw:style-name="gr16" draw:text-style-name="P8" draw:layer="layout" svg:x1="22.2cm" svg:y1="16.3cm" svg:x2="22.2cm" svg:y2="17.3cm">
          <text:p/>
        </draw:line>
        <draw:line draw:style-name="gr15" draw:text-style-name="P8" draw:layer="layout" svg:x1="15.1cm" svg:y1="17.3cm" svg:x2="15.1cm" svg:y2="18.3cm">
          <text:p/>
        </draw:line>
        <draw:line draw:style-name="gr15" draw:text-style-name="P8" draw:layer="layout" svg:x1="22.2cm" svg:y1="17.3cm" svg:x2="22.2cm" svg:y2="18.3cm">
          <text:p/>
        </draw:line>
        <draw:line draw:style-name="gr15" draw:text-style-name="P8" draw:layer="layout" svg:x1="15.1cm" svg:y1="18.3cm" svg:x2="22.1cm" svg:y2="18.3cm">
          <text:p/>
        </draw:line>
        <draw:frame draw:style-name="gr39" draw:text-style-name="P12" draw:layer="layout" svg:width="8.599cm" svg:height="1.4cm" svg:x="16.401cm" svg:y="18.5cm">
          <draw:text-box>
            <text:p><text:span text:style-name="T16">object construction</text:span></text:p>
          </draw:text-box>
        </draw:frame>
        <draw:line draw:style-name="gr17" draw:text-style-name="P8" draw:layer="layout" svg:x1="6.4cm" svg:y1="17.3cm" svg:x2="6.4cm" svg:y2="15.8cm">
          <text:p/>
        </draw:line>
        <draw:line draw:style-name="gr17" draw:text-style-name="P8" draw:layer="layout" svg:x1="8cm" svg:y1="17.3cm" svg:x2="8cm" svg:y2="15.8cm">
          <text:p/>
        </draw:line>
        <draw:g>
          <draw:custom-shape draw:style-name="gr24" draw:text-style-name="P2" draw:layer="layout" svg:width="0.317cm" svg:height="1.512cm" draw:transform="skewX (-0.00191986217719344) 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317cm" svg:height="1.512cm" draw:transform="skewX (-0.00191986217719344) 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205cm" svg:height="0.295cm" draw:transform="skewX (0.00331612557878862) 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153cm" svg:height="0.114cm" draw:transform="skewX (0.00872664625996992) 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229cm" svg:height="0.217cm" draw:transform="skewX (0.00453785605518444) 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26" draw:text-style-name="P2" draw:layer="layout" svg:width="0.098cm" svg:height="0.125cm" draw:transform="skewX (0.00802851455917238) 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188cm" svg:height="0.09cm" draw:transform="skewX (0.0111701072127617) 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62cm" svg:height="0.146cm" draw:transform="skewX (0.0136135681655531) 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52cm" svg:height="0.1cm" draw:transform="skewX (0.00994837673636582) 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083cm" svg:height="0.145cm" draw:transform="skewX (0.006981317007976) 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49cm" svg:height="0.087cm" draw:transform="skewX (-0.0115191730631605) 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22cm" svg:height="0.087cm" draw:transform="skewX (-0.0230383461263208) 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256cm" svg:height="0.409cm" draw:transform="skewX (0.0024434609527916) 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6cm" svg:height="0.003cm" draw:transform="rotate (-2.35619449019309) translate (25.44cm 17.694cm)">
            <text:p/>
            <draw:enhanced-geometry svg:viewBox="0 0 17 0" draw:type="non-primitive" draw:enhanced-path="M 0 0 L 4 0 9 0 12 0 17 0 0 0 Z N"/>
          </draw:custom-shape>
          <draw:custom-shape draw:style-name="gr26" draw:text-style-name="P2"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246cm" svg:height="0.1cm" draw:transform="skewX (-0.00994837673636581) 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27cm" svg:height="0.1cm" draw:transform="skewX (-0.0099483767363658) 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283cm" svg:height="0.09cm" draw:transform="skewX (0.0111701072127616) 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24" draw:text-style-name="P2"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301cm" svg:height="0.046cm" draw:transform="skewX (-0.0218166156499249) 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153cm" svg:height="0.346cm" draw:transform="skewX (0.00296705972838981) 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15cm" svg:height="0.005cm" draw:transform="skewX (0.197396738400521) rotate (-2.35619449019309) translate (24.913cm 17.726cm)">
            <text:p/>
            <draw:enhanced-geometry svg:viewBox="0 0 54 0" draw:type="non-primitive" draw:enhanced-path="M 0 0 L 0 0 6 0 13 0 20 0 27 0 34 0 41 0 47 0 54 0 N"/>
          </draw:custom-shape>
          <draw:custom-shape draw:style-name="gr27" draw:text-style-name="P2" draw:layer="layout" svg:width="0.412cm" svg:height="0.03cm" draw:transform="skewX (-0.0333357887130854) 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27" draw:text-style-name="P2" draw:layer="layout" svg:width="0.561cm" svg:height="0.063cm" draw:transform="skewX (-0.0158824961931455) 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583cm" svg:height="0.046cm" draw:transform="skewX (-0.0218166156499249) 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576cm" svg:height="0.046cm" draw:transform="skewX (0.0218166156499251) 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53cm" svg:height="0.091cm" draw:transform="skewX (0.0109955742875622) 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08cm" svg:height="0.015cm" draw:transform="skewX (-0.132470490226345) rotate (-2.35619449019309) translate (24.48cm 17.058cm)">
            <text:p/>
            <draw:enhanced-geometry svg:viewBox="0 0 34 35" draw:type="non-primitive" draw:enhanced-path="M 0 35 L 0 35 4 30 9 27 13 22 17 18 21 13 26 9 30 4 34 0 N"/>
          </draw:custom-shape>
          <draw:custom-shape draw:style-name="gr3" draw:text-style-name="P2" draw:layer="layout" svg:width="0.06cm" svg:height="0.144cm" draw:transform="skewX (-0.0139626340159521) 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142cm" svg:height="0.04cm" draw:transform="skewX (0.0249582083035142) 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3" draw:text-style-name="P2"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079cm" svg:height="0.056cm" draw:transform="skewX (-0.0178023583703389) 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3" draw:text-style-name="P2" draw:layer="layout" svg:width="0.082cm" svg:height="0.045cm" draw:transform="skewX (-0.0221656815003237) 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cm" svg:height="0.013cm" draw:transform="skewX (0.076794487087736) rotate (-2.35619449019309) translate (25.195cm 18.247cm)">
            <text:p/>
            <draw:enhanced-geometry svg:viewBox="0 0 35 36" draw:type="non-primitive" draw:enhanced-path="M 35 0 L 35 0 31 5 26 10 22 14 17 17 13 22 9 27 5 31 0 36 N"/>
          </draw:custom-shape>
          <draw:custom-shape draw:style-name="gr25" draw:text-style-name="P2"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43cm" svg:height="0.012cm" draw:transform="skewX (0.0830776723949145) rotate (-2.35619449019309) translate (25.587cm 17.97cm)">
            <text:p/>
            <draw:enhanced-geometry svg:viewBox="0 0 140 34" draw:type="non-primitive" draw:enhanced-path="M 140 0 L 140 0 122 4 103 5 84 6 63 7 45 10 28 15 12 23 0 34 N"/>
          </draw:custom-shape>
          <draw:custom-shape draw:style-name="gr25" draw:text-style-name="P2" draw:layer="layout" svg:width="0.015cm" svg:height="0.043cm" draw:transform="skewX (-0.0232128790515202) rotate (-2.35619449019309) translate (25.597cm 17.947cm)">
            <text:p/>
            <draw:enhanced-geometry svg:viewBox="0 0 53 106" draw:type="non-primitive" draw:enhanced-path="M 0 106 L 0 106 6 92 13 79 20 66 27 53 33 40 39 27 46 14 53 0 N"/>
          </draw:custom-shape>
          <draw:custom-shape draw:style-name="gr25" draw:text-style-name="P2" draw:layer="layout" svg:width="0.004cm" svg:height="0.043cm" draw:transform="skewX (-0.0232128790515203) rotate (-2.35619449019309) translate (25.596cm 17.948cm)">
            <text:p/>
            <draw:enhanced-geometry svg:viewBox="0 0 11 106" draw:type="non-primitive" draw:enhanced-path="M 0 0 L 0 0 1 14 3 29 6 42 9 57 11 71 10 84 6 96 0 106 N"/>
          </draw:custom-shape>
          <draw:custom-shape draw:style-name="gr25" draw:text-style-name="P2" draw:layer="layout" svg:width="0.052cm" svg:height="0.038cm" draw:transform="skewX (-0.0263544717051094) 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2cm" svg:height="0.015cm" draw:transform="skewX (-0.132470490226345) rotate (-2.35619449019309) translate (25.496cm 18.109cm)">
            <text:p/>
            <draw:enhanced-geometry svg:viewBox="0 0 35 35" draw:type="non-primitive" draw:enhanced-path="M 35 35 L 35 35 31 31 26 25 23 18 18 12 15 6 10 3 6 0 0 1 N"/>
          </draw:custom-shape>
          <draw:custom-shape draw:style-name="gr25" draw:text-style-name="P2" draw:layer="layout" svg:width="0.015cm" svg:height="0.044cm" draw:transform="skewX (-0.045378560551844) 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489cm" svg:height="1.12cm" draw:transform="skewX (0.00174532925199395) 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078cm" svg:height="0.206cm" draw:transform="skewX (0.00977384381116647) 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078cm" svg:height="0.206cm" draw:transform="skewX (0.00977384381116647) 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068cm" svg:height="0.129cm" draw:transform="skewX (0.00767944870877351) 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068cm" svg:height="0.129cm" draw:transform="skewX (0.00767944870877351) 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074cm" svg:height="0.127cm" draw:transform="skewX (-0.00785398163397292) 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074cm" svg:height="0.127cm" draw:transform="skewX (-0.00785398163397292) 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52cm" svg:height="0.015cm" draw:transform="skewX (-0.0664970445009715) rotate (-2.35619449019309) translate (25.395cm 17.986cm)">
            <text:p/>
            <draw:enhanced-geometry svg:viewBox="0 0 175 34" draw:type="non-primitive" draw:enhanced-path="M 175 0 L 153 4 132 9 109 13 87 17 66 21 43 26 22 30 0 34 175 0 Z N"/>
          </draw:custom-shape>
          <draw:custom-shape draw:style-name="gr25" draw:text-style-name="P2" draw:layer="layout" svg:width="0.052cm" svg:height="0.015cm" draw:transform="skewX (-0.0664970445009715) rotate (-2.35619449019309) translate (25.395cm 17.986cm)">
            <text:p/>
            <draw:enhanced-geometry svg:viewBox="0 0 175 34" draw:type="non-primitive" draw:enhanced-path="M 175 0 L 175 0 153 4 132 9 109 13 87 17 66 21 43 26 22 30 0 34 N"/>
          </draw:custom-shape>
          <draw:custom-shape draw:style-name="gr2" draw:text-style-name="P2" draw:layer="layout" svg:width="0.061cm" svg:height="0.145cm" draw:transform="skewX (0.00698131700797607) 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61cm" svg:height="0.145cm" draw:transform="skewX (0.00698131700797607) 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52cm" svg:height="0.145cm" draw:transform="skewX (0.00698131700797602) 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52cm" svg:height="0.145cm" draw:transform="skewX (0.00698131700797602) 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14cm" svg:height="0.008cm" draw:transform="skewX (-0.124441975667172) rotate (-2.35619449019309) translate (25.191cm 18.289cm)">
            <text:p/>
            <draw:enhanced-geometry svg:viewBox="0 0 44 17" draw:type="non-primitive" draw:enhanced-path="M 44 17 L 38 15 33 13 28 10 23 8 17 7 11 5 6 2 0 0 44 17 Z N"/>
          </draw:custom-shape>
          <draw:custom-shape draw:style-name="gr25" draw:text-style-name="P2" draw:layer="layout" svg:width="0.014cm" svg:height="0.008cm" draw:transform="skewX (-0.124441975667172) rotate (-2.35619449019309) translate (25.191cm 18.289cm)">
            <text:p/>
            <draw:enhanced-geometry svg:viewBox="0 0 44 17" draw:type="non-primitive" draw:enhanced-path="M 44 17 L 44 17 38 15 33 13 28 10 23 8 17 7 11 5 6 2 0 0 N"/>
          </draw:custom-shape>
          <draw:custom-shape draw:style-name="gr2" draw:text-style-name="P2"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151cm" svg:height="0.136cm" draw:transform="skewX (0.00733038285837475) 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151cm" svg:height="0.136cm" draw:transform="skewX (0.00733038285837475) 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21cm" svg:height="0.209cm" draw:transform="skewX (0.00471238898038366) 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21cm" svg:height="0.209cm" draw:transform="skewX (0.00471238898038366) 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47cm" svg:height="0.081cm" draw:transform="skewX (-0.0123918376891573) 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47cm" svg:height="0.081cm" draw:transform="skewX (-0.0123918376891573) 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162cm" svg:height="0.137cm" draw:transform="skewX (-0.00733038285837481) 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162cm" svg:height="0.137cm" draw:transform="skewX (-0.00733038285837481) 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218cm" svg:height="0.213cm" draw:transform="skewX (-0.00471238898038374) 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218cm" svg:height="0.213cm" draw:transform="skewX (-0.00471238898038374) 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466cm" svg:height="1.121cm" draw:transform="skewX (0.00174532925199397) 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25" draw:text-style-name="P2" draw:layer="layout" svg:width="0.003cm" svg:height="0.059cm" draw:transform="skewX (-0.0169296937443418) rotate (-2.35619449019309) translate (25.815cm 17.73cm)">
            <text:p/>
            <draw:enhanced-geometry svg:viewBox="0 0 0 141" draw:type="non-primitive" draw:enhanced-path="M 0 141 L 0 141 0 123 0 106 0 88 0 71 0 54 0 36 0 19 0 0 N"/>
          </draw:custom-shape>
          <draw:custom-shape draw:style-name="gr25" draw:text-style-name="P2" draw:layer="layout" svg:width="0.004cm" svg:height="0.042cm" draw:transform="skewX (0.188146493364953) rotate (-2.35619449019309) translate (25.882cm 17.699cm)">
            <text:p/>
            <draw:enhanced-geometry svg:viewBox="0 0 9 105" draw:type="non-primitive" draw:enhanced-path="M 9 105 L 9 105 7 91 6 79 5 65 4 52 3 40 2 26 1 14 0 0 N"/>
          </draw:custom-shape>
          <draw:custom-shape draw:style-name="gr25" draw:text-style-name="P2" draw:layer="layout" svg:width="0.03cm" svg:height="0.004cm" draw:transform="skewX (0.245044226979958) rotate (-2.35619449019309) translate (25.872cm 17.628cm)">
            <text:p/>
            <draw:enhanced-geometry svg:viewBox="0 0 97 0" draw:type="non-primitive" draw:enhanced-path="M 97 0 L 97 0 84 0 72 0 59 0 48 0 35 0 24 0 12 0 0 0 N"/>
          </draw:custom-shape>
          <draw:custom-shape draw:style-name="gr25" draw:text-style-name="P2" draw:layer="layout" svg:width="0.049cm" svg:height="0.015cm" draw:transform="skewX (-0.0664970445009714) rotate (-2.35619449019309) translate (25.827cm 17.628cm)">
            <text:p/>
            <draw:enhanced-geometry svg:viewBox="0 0 149 35" draw:type="non-primitive" draw:enhanced-path="M 149 0 L 149 0 131 5 112 9 93 14 74 17 56 22 37 26 19 31 0 35 N"/>
          </draw:custom-shape>
          <draw:custom-shape draw:style-name="gr25" draw:text-style-name="P2"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25" draw:text-style-name="P2" draw:layer="layout" svg:width="0.004cm" svg:height="0.05cm" draw:transform="skewX (0.197396738400521) rotate (-2.35619449019309) translate (25.771cm 17.747cm)">
            <text:p/>
            <draw:enhanced-geometry svg:viewBox="0 0 0 121" draw:type="non-primitive" draw:enhanced-path="M 0 121 L 0 121 0 106 0 92 0 77 0 61 0 46 0 31 0 16 0 0 N"/>
          </draw:custom-shape>
          <draw:custom-shape draw:style-name="gr25" draw:text-style-name="P2"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25" draw:text-style-name="P2"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25" draw:text-style-name="P2"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25" draw:text-style-name="P2" draw:layer="layout" svg:width="0.006cm" svg:height="0.06cm" draw:transform="skewX (-0.016580627893943) rotate (-2.35619449019309) translate (25.232cm 18.223cm)">
            <text:p/>
            <draw:enhanced-geometry svg:viewBox="0 0 18 141" draw:type="non-primitive" draw:enhanced-path="M 18 141 L 18 141 16 122 13 105 11 87 9 70 7 53 4 35 2 18 0 0 N"/>
          </draw:custom-shape>
          <draw:custom-shape draw:style-name="gr25" draw:text-style-name="P2"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25" draw:text-style-name="P2" draw:layer="layout" svg:width="0.041cm" svg:height="0.008cm" draw:transform="skewX (-0.124441975667172) rotate (-2.35619449019309) translate (25.195cm 18.196cm)">
            <text:p/>
            <draw:enhanced-geometry svg:viewBox="0 0 131 17" draw:type="non-primitive" draw:enhanced-path="M 0 0 L 0 0 17 2 33 4 49 6 66 9 82 11 98 12 114 14 131 17 N"/>
          </draw:custom-shape>
          <draw:custom-shape draw:style-name="gr25" draw:text-style-name="P2"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25" draw:text-style-name="P2"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25" draw:text-style-name="P2" draw:layer="layout" svg:width="0.003cm" svg:height="0.047cm" draw:transform="skewX (-0.0212930168743268) rotate (-2.35619449019309) translate (25.22cm 18.325cm)">
            <text:p/>
            <draw:enhanced-geometry svg:viewBox="0 0 0 124" draw:type="non-primitive" draw:enhanced-path="M 0 124 L 0 124 0 108 0 93 0 78 0 62 0 47 0 31 0 16 0 0 N"/>
          </draw:custom-shape>
          <draw:custom-shape draw:style-name="gr25" draw:text-style-name="P2" draw:layer="layout" svg:width="0.003cm" svg:height="0.037cm" draw:transform="skewX (-0.0270526034059071) rotate (-2.35619449019309) translate (25.23cm 18.357cm)">
            <text:p/>
            <draw:enhanced-geometry svg:viewBox="0 0 12 87" draw:type="non-primitive" draw:enhanced-path="M 4 87 L 4 87 4 75 3 64 1 51 0 40 0 29 2 19 6 8 12 0 N"/>
          </draw:custom-shape>
          <draw:custom-shape draw:style-name="gr25" draw:text-style-name="P2" draw:layer="layout" svg:width="0.006cm" svg:height="0.043cm" draw:transform="skewX (-0.0232128790515203) rotate (-2.35619449019309) translate (25.183cm 18.393cm)">
            <text:p/>
            <draw:enhanced-geometry svg:viewBox="0 0 18 105" draw:type="non-primitive" draw:enhanced-path="M 9 105 L 9 105 9 90 11 74 14 56 17 39 18 24 15 12 10 3 0 0 N"/>
          </draw:custom-shape>
          <draw:custom-shape draw:style-name="gr25" draw:text-style-name="P2" draw:layer="layout" svg:width="0.027cm" svg:height="0.022cm" draw:transform="skewX (-0.0453785605518439) rotate (-2.35619449019309) translate (25.142cm 18.332cm)">
            <text:p/>
            <draw:enhanced-geometry svg:viewBox="0 0 88 52" draw:type="non-primitive" draw:enhanced-path="M 0 0 L 0 0 11 7 21 12 33 19 44 26 54 33 65 40 77 45 88 52 N"/>
          </draw:custom-shape>
          <draw:custom-shape draw:style-name="gr25" draw:text-style-name="P2" draw:layer="layout" svg:width="0.024cm" svg:height="0.013cm" draw:transform="skewX (-0.0767944870877361) rotate (-2.35619449019309) translate (25.171cm 18.315cm)">
            <text:p/>
            <draw:enhanced-geometry svg:viewBox="0 0 72 35" draw:type="non-primitive" draw:enhanced-path="M 0 0 L 0 0 9 5 18 9 27 14 36 17 44 22 53 26 63 31 72 35 N"/>
          </draw:custom-shape>
          <draw:custom-shape draw:style-name="gr25" draw:text-style-name="P2"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25" draw:text-style-name="P2" draw:layer="layout" svg:width="0.028cm" svg:height="0.023cm" draw:transform="skewX (-0.0434586983746506) rotate (-2.35619449019309) translate (25.178cm 18.237cm)">
            <text:p/>
            <draw:enhanced-geometry svg:viewBox="0 0 89 53" draw:type="non-primitive" draw:enhanced-path="M 0 0 L 0 0 11 7 22 13 33 19 45 26 55 33 66 40 77 47 89 53 N"/>
          </draw:custom-shape>
          <draw:custom-shape draw:style-name="gr25" draw:text-style-name="P2"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25" draw:text-style-name="P2" draw:layer="layout" svg:width="0.006cm" svg:height="0.007cm" draw:transform="rotate (-2.35619449019309) translate (24.857cm 17.914cm)">
            <text:p/>
            <draw:enhanced-geometry svg:viewBox="0 0 17 18" draw:type="non-primitive" draw:enhanced-path="M 0 18 L 0 18 5 13 8 9 13 4 17 0 N"/>
          </draw:custom-shape>
          <draw:custom-shape draw:style-name="gr25" draw:text-style-name="P2"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25" draw:text-style-name="P2" draw:layer="layout" svg:width="0.023cm" svg:height="0.008cm" draw:transform="skewX (-0.124441975667172) rotate (-2.35619449019309) translate (24.805cm 17.851cm)">
            <text:p/>
            <draw:enhanced-geometry svg:viewBox="0 0 70 17" draw:type="non-primitive" draw:enhanced-path="M 0 17 L 0 17 9 15 17 13 26 11 35 8 43 6 52 5 60 3 70 0 N"/>
          </draw:custom-shape>
          <draw:custom-shape draw:style-name="gr25" draw:text-style-name="P2" draw:layer="layout" svg:width="0.028cm" svg:height="0.008cm" draw:transform="skewX (-0.124441975667172) rotate (-2.35619449019309) translate (24.762cm 17.817cm)">
            <text:p/>
            <draw:enhanced-geometry svg:viewBox="0 0 88 17" draw:type="non-primitive" draw:enhanced-path="M 0 17 L 0 17 11 14 22 12 32 10 44 8 54 5 65 3 76 1 88 0 N"/>
          </draw:custom-shape>
          <draw:custom-shape draw:style-name="gr25" draw:text-style-name="P2"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25" draw:text-style-name="P2"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25" draw:text-style-name="P2" draw:layer="layout" svg:width="0.021cm" svg:height="0.004cm" draw:transform="skewX (0.245044226979958) rotate (-2.35619449019309) translate (24.872cm 17.839cm)">
            <text:p/>
            <draw:enhanced-geometry svg:viewBox="0 0 62 17" draw:type="non-primitive" draw:enhanced-path="M 62 17 L 62 17 54 15 47 12 39 10 31 8 23 6 16 4 8 2 0 0 N"/>
          </draw:custom-shape>
          <draw:custom-shape draw:style-name="gr25" draw:text-style-name="P2"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25" draw:text-style-name="P2" draw:layer="layout" svg:width="0.025cm" svg:height="0.03cm" draw:transform="skewX (0.0333357887130854) rotate (-2.35619449019309) translate (24.504cm 17.567cm)">
            <text:p/>
            <draw:enhanced-geometry svg:viewBox="0 0 78 71" draw:type="non-primitive" draw:enhanced-path="M 78 0 L 78 0 68 9 59 18 48 28 38 35 28 45 19 54 9 62 0 71 N"/>
          </draw:custom-shape>
          <draw:custom-shape draw:style-name="gr25" draw:text-style-name="P2"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25" draw:text-style-name="P2" draw:layer="layout" svg:width="0.023cm" svg:height="0.022cm" draw:transform="skewX (-0.0453785605518439) rotate (-2.35619449019309) translate (24.424cm 17.545cm)">
            <text:p/>
            <draw:enhanced-geometry svg:viewBox="0 0 70 52" draw:type="non-primitive" draw:enhanced-path="M 70 0 L 70 0 60 7 47 12 35 18 24 22 12 29 4 35 0 43 1 52 N"/>
          </draw:custom-shape>
          <draw:custom-shape draw:style-name="gr25" draw:text-style-name="P2"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25" draw:text-style-name="P2" draw:layer="layout" svg:width="0.021cm" svg:height="0.022cm" draw:transform="skewX (0.045378560551844) rotate (-2.35619449019309) translate (24.377cm 17.516cm)">
            <text:p/>
            <draw:enhanced-geometry svg:viewBox="0 0 70 52" draw:type="non-primitive" draw:enhanced-path="M 70 0 L 70 0 61 7 52 13 44 20 35 26 26 33 18 40 9 46 0 52 N"/>
          </draw:custom-shape>
          <draw:custom-shape draw:style-name="gr25" draw:text-style-name="P2"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25" draw:text-style-name="P2"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25" draw:text-style-name="P2"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25" draw:text-style-name="P2"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25" draw:text-style-name="P2" draw:layer="layout" svg:width="0.019cm" svg:height="0.03cm" draw:transform="skewX (0.0333357887130854) rotate (-2.35619449019309) translate (24.303cm 17.471cm)">
            <text:p/>
            <draw:enhanced-geometry svg:viewBox="0 0 61 71" draw:type="non-primitive" draw:enhanced-path="M 61 0 L 61 0 53 9 46 18 38 26 30 35 22 45 16 52 8 62 0 71 N"/>
          </draw:custom-shape>
          <draw:custom-shape draw:style-name="gr25" draw:text-style-name="P2"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25" draw:text-style-name="P2"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25" draw:text-style-name="P2"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25" draw:text-style-name="P2" draw:layer="layout" svg:width="0.024cm" svg:height="0.004cm" draw:transform="skewX (-0.245044226979957) rotate (-2.35619449019309) translate (25.404cm 17.336cm)">
            <text:p/>
            <draw:enhanced-geometry svg:viewBox="0 0 78 0" draw:type="non-primitive" draw:enhanced-path="M 78 0 L 78 0 68 0 59 0 49 0 39 0 28 0 19 0 9 0 0 0 N"/>
          </draw:custom-shape>
          <draw:custom-shape draw:style-name="gr25" draw:text-style-name="P2"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16cm" svg:height="0.005cm" draw:transform="skewX (-0.197396738400521) rotate (-2.35619449019309) translate (25.354cm 17.373cm)">
            <text:p/>
            <draw:enhanced-geometry svg:viewBox="0 0 53 17" draw:type="non-primitive" draw:enhanced-path="M 0 17 L 0 17 6 15 12 12 19 10 26 8 32 6 39 4 46 2 53 0 N"/>
          </draw:custom-shape>
          <draw:custom-shape draw:style-name="gr25" draw:text-style-name="P2"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25" draw:text-style-name="P2"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25" draw:text-style-name="P2"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25" draw:text-style-name="P2"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25" draw:text-style-name="P2"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25" draw:text-style-name="P2" draw:layer="layout" svg:width="0.044cm" svg:height="0.04cm" draw:transform="skewX (-0.0249582083035142) 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07cm" svg:height="0.035cm" draw:transform="skewX (0.0286233997327016) rotate (-2.35619449019309) translate (25.054cm 16.903cm)">
            <text:p/>
            <draw:enhanced-geometry svg:viewBox="0 0 27 87" draw:type="non-primitive" draw:enhanced-path="M 0 0 L 0 0 3 10 7 22 10 33 13 43 17 55 20 66 24 77 27 87 N"/>
          </draw:custom-shape>
          <draw:custom-shape draw:style-name="gr25" draw:text-style-name="P2" draw:layer="layout" svg:width="0.031cm" svg:height="0.013cm" draw:transform="skewX (0.076794487087736) rotate (-2.35619449019309) translate (25.046cm 16.827cm)">
            <text:p/>
            <draw:enhanced-geometry svg:viewBox="0 0 97 35" draw:type="non-primitive" draw:enhanced-path="M 97 0 L 97 0 84 5 72 9 60 14 48 18 36 23 24 26 13 31 0 35 N"/>
          </draw:custom-shape>
          <draw:custom-shape draw:style-name="gr25" draw:text-style-name="P2" draw:layer="layout" svg:width="0.02cm" svg:height="0.04cm" draw:transform="skewX (0.0249582083035142) rotate (-2.35619449019309) translate (25.006cm 16.858cm)">
            <text:p/>
            <draw:enhanced-geometry svg:viewBox="0 0 69 103" draw:type="non-primitive" draw:enhanced-path="M 0 0 L 0 0 9 12 17 26 26 38 35 51 43 64 52 77 60 90 69 103 N"/>
          </draw:custom-shape>
          <draw:custom-shape draw:style-name="gr25" draw:text-style-name="P2"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25" draw:text-style-name="P2" draw:layer="layout" svg:width="0.015cm" svg:height="0.043cm" draw:transform="skewX (-0.0232128790515202) rotate (-2.35619449019309) translate (24.986cm 16.807cm)">
            <text:p/>
            <draw:enhanced-geometry svg:viewBox="0 0 53 105" draw:type="non-primitive" draw:enhanced-path="M 0 0 L 0 0 7 14 14 26 21 40 27 53 33 67 40 79 46 93 53 105 N"/>
          </draw:custom-shape>
          <draw:custom-shape draw:style-name="gr3" draw:text-style-name="P2" draw:layer="layout" svg:width="0.043cm" svg:height="0.065cm" draw:transform="skewX (0.0153588974175472) 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43cm" svg:height="0.065cm" draw:transform="skewX (0.0153588974175472) 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52cm" svg:height="0.072cm" draw:transform="skewX (0.013962634015952) 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52cm" svg:height="0.072cm" draw:transform="skewX (0.013962634015952) 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18cm" svg:height="0.014cm" draw:transform="skewX (0.0713839664065545) rotate (-2.35619449019309) translate (25.614cm 17.961cm)">
            <text:p/>
            <draw:enhanced-geometry svg:viewBox="0 0 53 36" draw:type="non-primitive" draw:enhanced-path="M 53 0 L 46 5 38 8 31 12 23 15 16 19 10 23 4 29 0 36 53 0 Z N"/>
          </draw:custom-shape>
          <draw:custom-shape draw:style-name="gr25" draw:text-style-name="P2" draw:layer="layout" svg:width="0.018cm" svg:height="0.014cm" draw:transform="skewX (0.0713839664065545) rotate (-2.35619449019309) translate (25.614cm 17.961cm)">
            <text:p/>
            <draw:enhanced-geometry svg:viewBox="0 0 53 36" draw:type="non-primitive" draw:enhanced-path="M 53 0 L 53 0 46 5 38 8 31 12 23 15 16 19 10 23 4 29 0 36 N"/>
          </draw:custom-shape>
          <draw:custom-shape draw:style-name="gr2" draw:text-style-name="P2"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23cm" svg:height="0.028cm" draw:transform="skewX (-0.0357792496658769) 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23cm" svg:height="0.028cm" draw:transform="skewX (-0.0357792496658769) 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7"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9">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3" draw:layer="layout" svg:width="21.849cm" svg:height="5.753cm" svg:x="2.5cm" svg:y="13cm">
          <text:p><text:span text:style-name="T2">int main()</text:span></text:p>
          <text:p><text:span text:style-name="T2">{</text:span></text:p>
          <text:p><text:span text:style-name="T2"><text:s text:c="4"/></text:span><text:span text:style-name="T2">date * ptr = new date(2011, 3, 19);</text:span></text:p>
          <text:p><text:span text:style-name="T2"><text:s text:c="4"/></text:span><text:span text:style-name="T2">...</text:span></text:p>
          <text:p><text:span text:style-name="T2"><text:s text:c="4"/></text:span><text:span text:style-name="T2">delete ptr; <text:s text:c="8"/>// ptr-&gt;~date() <text:s/></text:span></text:p>
          <text:p><text:span text:style-name="T2">}</text:span></text:p>
          <draw:enhanced-geometry svg:viewBox="0 0 21600 21600" draw:type="rectangle" draw:enhanced-path="M 0 0 L 21600 0 21600 21600 0 21600 0 0 Z N"/>
        </draw:custom-shape>
        <draw:line draw:style-name="gr17" draw:text-style-name="P8" draw:layer="layout" svg:x1="10.8cm" svg:y1="17.3cm" svg:x2="14.8cm" svg:y2="17.3cm">
          <text:p/>
        </draw:line>
        <presentation:notes draw:style-name="dp2">
          <draw:page-thumbnail draw:style-name="gr7"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2" draw:text-style-name="P3" draw:layer="layout" svg:width="12.998cm" svg:height="8.546cm" svg:x="2cm" svg:y="9.816cm">
          <text:p><text:span text:style-name="T2">int main()</text:span></text:p>
          <text:p><text:span text:style-name="T2">{</text:span></text:p>
          <text:p><text:span text:style-name="T2"><text:s text:c="3"/></text:span><text:span text:style-name="T2">date local(2011,3,7);</text:span></text:p>
          <text:p><text:span text:style-name="T2"/></text:p>
          <text:p><text:span text:style-name="T2"><text:s text:c="3"/></text:span><text:span text:style-name="T2">date copy = local;</text:span></text:p>
          <text:p><text:span text:style-name="T2"><text:s text:c="3"/></text:span><text:span text:style-name="T2">date another(copy);</text:span></text:p>
          <text:p><text:span text:style-name="T2"/></text:p>
          <text:p><text:span text:style-name="T2"><text:s text:c="3"/></text:span><text:span text:style-name="T2">copy = local;</text:span></text:p>
          <text:p><text:span text:style-name="T2">}</text:span></text:p>
          <draw:enhanced-geometry svg:viewBox="0 0 21600 21600" draw:type="rectangle" draw:enhanced-path="M 0 0 L 21600 0 21600 21600 0 21600 0 0 Z N"/>
        </draw:custom-shape>
        <draw:frame draw:style-name="gr43" draw:text-style-name="P12" draw:layer="layout" svg:width="9.5cm" svg:height="2.499cm" svg:x="16.3cm" svg:y="13.2cm">
          <draw:text-box>
            <text:p><text:span text:style-name="T12">copy construction</text:span></text:p>
          </draw:text-box>
        </draw:frame>
        <draw:frame draw:style-name="gr43" draw:text-style-name="P12" draw:layer="layout" svg:width="9.5cm" svg:height="2.499cm" svg:x="16.3cm" svg:y="14.401cm">
          <draw:text-box>
            <text:p><text:span text:style-name="T12">copy construction</text:span></text:p>
          </draw:text-box>
        </draw:frame>
        <draw:frame draw:style-name="gr43" draw:text-style-name="P12" draw:layer="layout" svg:width="9.5cm" svg:height="2.499cm" svg:x="16.3cm" svg:y="16.102cm">
          <draw:text-box>
            <text:p><text:span text:style-name="T12">copy assignment</text:span></text:p>
          </draw:text-box>
        </draw:frame>
        <draw:line draw:style-name="gr16" draw:text-style-name="P8" draw:layer="layout" svg:x1="13cm" svg:y1="14cm" svg:x2="15cm" svg:y2="14cm">
          <text:p/>
        </draw:line>
        <draw:line draw:style-name="gr16" draw:text-style-name="P8" draw:layer="layout" svg:x1="13.6cm" svg:y1="15cm" svg:x2="15cm" svg:y2="15cm">
          <text:p/>
        </draw:line>
        <draw:line draw:style-name="gr16" draw:text-style-name="P8" draw:layer="layout" svg:x1="10.6cm" svg:y1="16.9cm" svg:x2="15.1cm" svg:y2="16.9cm">
          <text:p/>
        </draw:line>
        <draw:line draw:style-name="gr33" draw:text-style-name="P8" draw:layer="layout" svg:x1="15cm" svg:y1="14cm" svg:x2="16.5cm" svg:y2="14cm">
          <text:p/>
        </draw:line>
        <draw:line draw:style-name="gr33" draw:text-style-name="P8" draw:layer="layout" svg:x1="15cm" svg:y1="15cm" svg:x2="16.5cm" svg:y2="15cm">
          <text:p/>
        </draw:line>
        <draw:line draw:style-name="gr33" draw:text-style-name="P8" draw:layer="layout" svg:x1="15cm" svg:y1="16.9cm" svg:x2="16.5cm" svg:y2="16.9cm">
          <text:p/>
        </draw:line>
        <presentation:notes draw:style-name="dp2">
          <draw:page-thumbnail draw:style-name="gr7"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4" draw:text-style-name="P3" draw:layer="layout" svg:width="20.824cm" svg:height="8.046cm" svg:x="2.676cm" svg:y="3.154cm">
          <text:p><text:span text:style-name="T2">class date</text:span></text:p>
          <text:p><text:span text:style-name="T2">{</text:span></text:p>
          <text:p><text:span text:style-name="T2">public:</text:span></text:p>
          <text:p><text:span text:style-name="T2"><text:s text:c="4"/></text:span><text:span text:style-name="T2">...</text:span></text:p>
          <text:p><text:span text:style-name="T2"><text:s text:c="4"/></text:span><text:span text:style-name="T2">date(const date &amp; other);</text:span></text:p>
          <text:p><text:span text:style-name="T2"><text:s text:c="4"/></text:span><text:span text:style-name="T2">date &amp; operator=(const date &amp; rhs);</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45" draw:text-style-name="P3" draw:layer="layout" svg:width="20.833cm" svg:height="6.746cm" svg:x="2.646cm" svg:y="12.154cm">
          <text:p><text:span text:style-name="T2">date::date(const date &amp; other) ...</text:span></text:p>
          <text:p><text:span text:style-name="T2">{ <text:s text:c="2"/>... </text:span></text:p>
          <text:p><text:span text:style-name="T2">}</text:span></text:p>
          <text:p><text:span text:style-name="T2"/></text:p>
          <text:p><text:span text:style-name="T2">date &amp; date::operator=(const date &amp; rhs)</text:span></text:p>
          <text:p><text:span text:style-name="T2">{ <text:s text:c="2"/>... </text:span><text:span text:style-name="T17">// beware self assignment</text:span></text:p>
          <text:p><text:span text:style-name="T2">}</text:span></text:p>
          <draw:enhanced-geometry svg:viewBox="0 0 21600 21600" draw:type="rectangle" draw:enhanced-path="M 0 0 L 21600 0 21600 21600 0 21600 0 0 Z N"/>
        </draw:custom-shape>
        <draw:line draw:style-name="gr16" draw:text-style-name="P8" draw:layer="layout" svg:x1="4.7cm" svg:y1="7.4cm" svg:x2="2.7cm" svg:y2="7.4cm">
          <text:p/>
        </draw:line>
        <draw:line draw:style-name="gr15" draw:text-style-name="P8" draw:layer="layout" svg:x1="2.6cm" svg:y1="7.4cm" svg:x2="1.6cm" svg:y2="7.4cm">
          <text:p/>
        </draw:line>
        <draw:line draw:style-name="gr15" draw:text-style-name="P8" draw:layer="layout" svg:x1="1.5cm" svg:y1="7.3cm" svg:x2="1.5cm" svg:y2="12.8cm">
          <text:p/>
        </draw:line>
        <draw:line draw:style-name="gr15" draw:text-style-name="P8" draw:layer="layout" svg:x1="1.5cm" svg:y1="12.8cm" svg:x2="2.5cm" svg:y2="12.8cm">
          <text:p/>
        </draw:line>
        <draw:line draw:style-name="gr16" draw:text-style-name="P8" draw:layer="layout" svg:x1="23cm" svg:y1="8.3cm" svg:x2="23.5cm" svg:y2="8.3cm">
          <text:p/>
        </draw:line>
        <draw:line draw:style-name="gr15" draw:text-style-name="P8" draw:layer="layout" svg:x1="23.6cm" svg:y1="8.3cm" svg:x2="25.1cm" svg:y2="8.3cm">
          <text:p/>
        </draw:line>
        <draw:line draw:style-name="gr15" draw:text-style-name="P8" draw:layer="layout" svg:x1="25.2cm" svg:y1="8.3cm" svg:x2="25.2cm" svg:y2="16.3cm">
          <text:p/>
        </draw:line>
        <draw:line draw:style-name="gr15" draw:text-style-name="P8" draw:layer="layout" svg:x1="25.2cm" svg:y1="16.3cm" svg:x2="23.7cm" svg:y2="16.3cm">
          <text:p/>
        </draw:line>
        <presentation:notes draw:style-name="dp2">
          <draw:page-thumbnail draw:style-name="gr7"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attempt to write one for you</text:p>
                <text:list>
                  <text:list-item>
                    <text:p>It will do a member-by-member copy construction</text:p>
                  </text:list-item>
                </text:list>
              </text:list-item>
            </text:list>
          </draw:text-box>
        </draw:frame>
        <draw:custom-shape draw:style-name="gr46" draw:text-style-name="P3" draw:layer="layout" svg:width="16.824cm" svg:height="7.615cm" svg:x="2.176cm" svg:y="9.385cm">
          <text:p><text:span text:style-name="T2">/*</text:span></text:p>
          <text:p><text:span text:style-name="T2">date::date(const date &amp; other)</text:span></text:p>
          <text:p><text:span text:style-name="T2"><text:s text:c="2"/></text:span><text:span text:style-name="T2">: ccyy(other.ccyy)</text:span></text:p>
          <text:p><text:span text:style-name="T2"><text:s text:c="2"/></text:span><text:span text:style-name="T2">, mm(other.mm) </text:span></text:p>
          <text:p><text:span text:style-name="T2"><text:s text:c="2"/></text:span><text:span text:style-name="T2">, dd(other.dd)</text:span></text:p>
          <text:p><text:span text:style-name="T2">{</text:span></text:p>
          <text:p><text:span text:style-name="T2">}</text:span></text:p>
          <text:p><text:span text:style-name="T2">*/</text:span></text:p>
          <draw:enhanced-geometry svg:viewBox="0 0 21600 21600" draw:type="rectangle" draw:enhanced-path="M 0 0 L 21600 0 21600 21600 0 21600 0 0 Z N"/>
        </draw:custom-shape>
        <draw:line draw:style-name="gr15" draw:text-style-name="P8" draw:layer="layout" svg:x1="22cm" svg:y1="7.3cm" svg:x2="22cm" svg:y2="13.8cm">
          <text:p/>
        </draw:line>
        <draw:line draw:style-name="gr15" draw:text-style-name="P8" draw:layer="layout" svg:x1="22cm" svg:y1="13.8cm" svg:x2="19cm" svg:y2="13.8cm">
          <text:p/>
        </draw:line>
        <draw:line draw:style-name="gr15" draw:text-style-name="P8" draw:layer="layout" svg:x1="22cm" svg:y1="12.8cm" svg:x2="19cm" svg:y2="12.8cm">
          <text:p/>
        </draw:line>
        <draw:line draw:style-name="gr15" draw:text-style-name="P8" draw:layer="layout" svg:x1="22cm" svg:y1="11.7cm" svg:x2="19cm" svg:y2="11.7cm">
          <text:p/>
        </draw:line>
        <draw:line draw:style-name="gr17" draw:text-style-name="P8" draw:layer="layout" svg:x1="18.9cm" svg:y1="13.8cm" svg:x2="11.4cm" svg:y2="13.8cm">
          <text:p/>
        </draw:line>
        <draw:line draw:style-name="gr17" draw:text-style-name="P8" draw:layer="layout" svg:x1="18.9cm" svg:y1="12.8cm" svg:x2="11.4cm" svg:y2="12.8cm">
          <text:p/>
        </draw:line>
        <draw:line draw:style-name="gr17" draw:text-style-name="P8" draw:layer="layout" svg:x1="19cm" svg:y1="11.7cm" svg:x2="12.5cm" svg:y2="11.7cm">
          <text:p/>
        </draw:line>
        <presentation:notes draw:style-name="dp2">
          <draw:page-thumbnail draw:style-name="gr7"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47" draw:text-style-name="P3" draw:layer="layout" svg:width="15.294cm" svg:height="8.546cm" svg:x="2.706cm" svg:y="8.654cm">
          <text:p><text:span text:style-name="T2">/*</text:span></text:p>
          <text:p><text:span text:style-name="T2">date &amp;</text:span></text:p>
          <text:p><text:span text:style-name="T2">date::date(const date &amp; rhs)</text:span></text:p>
          <text:p><text:span text:style-name="T2">{</text:span></text:p>
          <text:p><text:span text:style-name="T2"><text:s text:c="2"/></text:span><text:span text:style-name="T2">ccyy = rhs.ccyy;</text:span></text:p>
          <text:p><text:span text:style-name="T2"><text:s text:c="2"/></text:span><text:span text:style-name="T2">mm = rhs.mm;</text:span></text:p>
          <text:p><text:span text:style-name="T2"><text:s text:c="2"/></text:span><text:span text:style-name="T2">dd = rhs.dd;</text:span></text:p>
          <text:p><text:span text:style-name="T2"><text:s text:c="2"/></text:span><text:span text:style-name="T2">return *this;</text:span></text:p>
          <text:p><text:span text:style-name="T2">}*/</text:span></text:p>
          <draw:enhanced-geometry svg:viewBox="0 0 21600 21600" draw:type="rectangle" draw:enhanced-path="M 0 0 L 21600 0 21600 21600 0 21600 0 0 Z N"/>
        </draw:custom-shape>
        <draw:line draw:style-name="gr15" draw:text-style-name="P8" draw:layer="layout" svg:x1="21.5cm" svg:y1="7.4cm" svg:x2="21.5cm" svg:y2="14.9cm">
          <text:p/>
        </draw:line>
        <draw:line draw:style-name="gr17" draw:text-style-name="P8" draw:layer="layout" svg:x1="18cm" svg:y1="14.9cm" svg:x2="10.5cm" svg:y2="14.9cm">
          <text:p/>
        </draw:line>
        <draw:line draw:style-name="gr17" draw:text-style-name="P8" draw:layer="layout" svg:x1="18cm" svg:y1="13.9cm" svg:x2="10.5cm" svg:y2="13.9cm">
          <text:p/>
        </draw:line>
        <draw:line draw:style-name="gr17" draw:text-style-name="P8" draw:layer="layout" svg:x1="18cm" svg:y1="13cm" svg:x2="12.1cm" svg:y2="13cm">
          <text:p/>
        </draw:line>
        <draw:line draw:style-name="gr15" draw:text-style-name="P8" draw:layer="layout" svg:x1="18cm" svg:y1="13cm" svg:x2="21.5cm" svg:y2="13cm">
          <text:p/>
        </draw:line>
        <draw:line draw:style-name="gr15" draw:text-style-name="P8" draw:layer="layout" svg:x1="18cm" svg:y1="13.9cm" svg:x2="21.5cm" svg:y2="13.9cm">
          <text:p/>
        </draw:line>
        <draw:line draw:style-name="gr15" draw:text-style-name="P8" draw:layer="layout" svg:x1="18cm" svg:y1="14.9cm" svg:x2="21.5cm" svg:y2="14.9cm">
          <text:p/>
        </draw:line>
        <presentation:notes draw:style-name="dp2">
          <draw:page-thumbnail draw:style-name="gr7"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48" draw:text-style-name="P3" draw:layer="layout" svg:width="16.766cm" svg:height="11.339cm" svg:x="2.534cm" svg:y="8.561cm">
          <text:p text:style-name="P14"><text:span text:style-name="T2">class wibble_ptr</text:span></text:p>
          <text:p text:style-name="P14"><text:span text:style-name="T2">{</text:span></text:p>
          <text:p text:style-name="P14"><text:span text:style-name="T2">public:</text:span></text:p>
          <text:p text:style-name="P14"><text:span text:style-name="T2"><text:s text:c="4"/></text:span><text:span text:style-name="T2">wibble_ptr(wibble * ptr);</text:span></text:p>
          <text:p text:style-name="P14"><text:span text:style-name="T2"><text:s text:c="4"/></text:span><text:span text:style-name="T2">~wibble_ptr();</text:span></text:p>
          <text:p text:style-name="P14"><text:span text:style-name="T2"><text:s text:c="4"/></text:span><text:span text:style-name="T2">...</text:span></text:p>
          <text:p text:style-name="P14"><text:span text:style-name="T2"><text:s text:c="4"/></text:span><text:span text:style-name="T2">wibble &amp; operator*() const;</text:span></text:p>
          <text:p text:style-name="P14"><text:span text:style-name="T2"><text:s text:c="4"/></text:span><text:span text:style-name="T2">wibble * operator-&gt;() const;</text:span></text:p>
          <text:p text:style-name="P14"><text:span text:style-name="T2"><text:s text:c="4"/></text:span><text:span text:style-name="T2">...</text:span></text:p>
          <text:p text:style-name="P14"><text:span text:style-name="T2">private:</text:span></text:p>
          <text:p text:style-name="P14"><text:span text:style-name="T2"><text:s text:c="3"/></text:span><text:span text:style-name="T2">wibble * raw;</text:span></text:p>
          <text:p text:style-name="P14"><text:span text:style-name="T2">};</text:span></text:p>
          <draw:enhanced-geometry svg:viewBox="0 0 21600 21600" draw:type="rectangle" draw:enhanced-path="M 0 0 L 21600 0 21600 21600 0 21600 0 0 Z N"/>
        </draw:custom-shape>
        <draw:line draw:style-name="gr33" draw:text-style-name="P8" draw:layer="layout" svg:x1="22.5cm" svg:y1="14.7cm" svg:x2="19.5cm" svg:y2="14.7cm">
          <text:p/>
        </draw:line>
        <draw:line draw:style-name="gr33" draw:text-style-name="P8" draw:layer="layout" svg:x1="22.5cm" svg:y1="15.6cm" svg:x2="19.5cm" svg:y2="15.6cm">
          <text:p/>
        </draw:line>
        <presentation:notes draw:style-name="dp2">
          <office:forms form:automatic-focus="false" form:apply-design-mode="false"/>
          <draw:page-thumbnail draw:style-name="gr7"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49" draw:text-style-name="P3" draw:layer="layout" svg:width="12.066cm" svg:height="3.891cm" svg:x="2.834cm" svg:y="6.5cm">
          <text:p text:style-name="P14"><text:span text:style-name="T2">void raw(wibble * ptr)</text:span></text:p>
          <text:p text:style-name="P14"><text:span text:style-name="T2">{</text:span></text:p>
          <text:p text:style-name="P14"><text:span text:style-name="T2"><text:s text:c="4"/></text:span><text:span text:style-name="T2">ptr-&gt;use();</text:span></text:p>
          <text:p text:style-name="P14"><text:span text:style-name="T2">}</text:span></text:p>
          <draw:enhanced-geometry svg:viewBox="0 0 21600 21600" draw:type="rectangle" draw:enhanced-path="M 0 0 L 21600 0 21600 21600 0 21600 0 0 Z N"/>
        </draw:custom-shape>
        <draw:custom-shape draw:style-name="gr50" draw:text-style-name="P3" draw:layer="layout" svg:width="15.266cm" svg:height="4.1cm" svg:x="7.734cm" svg:y="11.2cm">
          <text:p text:style-name="P14"><text:span text:style-name="T2">void smart(wibble_ptr ptr)</text:span></text:p>
          <text:p text:style-name="P14"><text:span text:style-name="T2">{</text:span></text:p>
          <text:p text:style-name="P14"><text:span text:style-name="T2"><text:s text:c="4"/></text:span><text:span text:style-name="T2">ptr-&gt;use();</text:span></text:p>
          <text:p text:style-name="P14"><text:span text:style-name="T2">}</text:span></text:p>
          <draw:enhanced-geometry svg:viewBox="0 0 21600 21600" draw:type="rectangle" draw:enhanced-path="M 0 0 L 21600 0 21600 21600 0 21600 0 0 Z N"/>
        </draw:custom-shape>
        <draw:custom-shape draw:style-name="gr51" draw:text-style-name="P8"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3" draw:text-style-name="P15" draw:layer="layout" svg:width="5.5cm" svg:height="2.499cm" svg:x="17.5cm" svg:y="6.801cm">
          <draw:text-box>
            <text:p text:style-name="P15">what if ptr is null...</text:p>
          </draw:text-box>
        </draw:frame>
        <draw:line draw:style-name="gr16" draw:text-style-name="P8" draw:layer="layout" svg:x1="6.9cm" svg:y1="10.1cm" svg:x2="6.9cm" svg:y2="9.1cm">
          <text:p/>
        </draw:line>
        <draw:line draw:style-name="gr16" draw:text-style-name="P8" draw:layer="layout" svg:x1="6.9cm" svg:y1="10.1cm" svg:x2="14.9cm" svg:y2="10.1cm">
          <text:p/>
        </draw:line>
        <draw:line draw:style-name="gr33" draw:text-style-name="P8" draw:layer="layout" svg:x1="16cm" svg:y1="7.4cm" svg:x2="17.5cm" svg:y2="7.4cm">
          <text:p/>
        </draw:line>
        <draw:line draw:style-name="gr33" draw:text-style-name="P8" draw:layer="layout" svg:x1="11.5cm" svg:y1="5.5cm" svg:x2="11.5cm" svg:y2="6.5cm">
          <text:p/>
        </draw:line>
        <draw:line draw:style-name="gr15" draw:text-style-name="P8" draw:layer="layout" svg:x1="15cm" svg:y1="10.1cm" svg:x2="16cm" svg:y2="10.1cm">
          <text:p/>
        </draw:line>
        <draw:line draw:style-name="gr15" draw:text-style-name="P8" draw:layer="layout" svg:x1="16cm" svg:y1="7.4cm" svg:x2="16cm" svg:y2="10cm">
          <text:p/>
        </draw:line>
        <draw:custom-shape draw:style-name="gr50" draw:text-style-name="P3" draw:layer="layout" svg:width="15.266cm" svg:height="4.1cm" svg:x="7.734cm" svg:y="15.9cm">
          <text:p text:style-name="P14"><text:span text:style-name="T2">void smart(wibble_ptr ptr)</text:span></text:p>
          <text:p text:style-name="P14"><text:span text:style-name="T2">{</text:span></text:p>
          <text:p text:style-name="P14"><text:span text:style-name="T2"><text:s text:c="4"/></text:span><text:span text:style-name="T2">ptr.operator-&gt;()-&gt;use();</text:span></text:p>
          <text:p text:style-name="P14"><text:span text:style-name="T2">}</text:span></text:p>
          <draw:enhanced-geometry svg:viewBox="0 0 21600 21600" draw:type="rectangle" draw:enhanced-path="M 0 0 L 21600 0 21600 21600 0 21600 0 0 Z N"/>
        </draw:custom-shape>
        <draw:custom-shape draw:style-name="gr52" draw:text-style-name="P8"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7" draw:text-style-name="P8" draw:layer="layout" svg:x1="18.8cm" svg:y1="13.5cm" svg:x2="18.8cm" svg:y2="12cm">
          <text:p/>
        </draw:line>
        <presentation:notes draw:style-name="dp2">
          <office:forms form:automatic-focus="false" form:apply-design-mode="false"/>
          <draw:page-thumbnail draw:style-name="gr7"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53" draw:text-style-name="P3" draw:layer="layout" svg:width="20.325cm" svg:height="7cm" svg:x="2.175cm" svg:y="9cm">
          <text:p><text:span text:style-name="T2">wibble * wibble_ptr::operator-&gt;() const</text:span></text:p>
          <text:p><text:span text:style-name="T2">{</text:span></text:p>
          <text:p><text:span text:style-name="T2"><text:s text:c="4"/></text:span><text:span text:style-name="T2">if (raw)</text:span></text:p>
          <text:p><text:span text:style-name="T2"><text:s text:c="8"/></text:span><text:span text:style-name="T2">return raw;</text:span></text:p>
          <text:p><text:span text:style-name="T2"><text:s text:c="4"/></text:span><text:span text:style-name="T2">else</text:span></text:p>
          <text:p><text:span text:style-name="T2"><text:s text:c="8"/></text:span><text:span text:style-name="T2">...</text:span></text:p>
          <text:p><text:span text:style-name="T2">}</text:span></text:p>
          <draw:enhanced-geometry svg:viewBox="0 0 21600 21600" draw:type="rectangle" draw:enhanced-path="M 0 0 L 21600 0 21600 21600 0 21600 0 0 Z N"/>
        </draw:custom-shape>
        <draw:custom-shape draw:style-name="gr54" draw:text-style-name="P3" draw:layer="layout" svg:width="20.325cm" svg:height="4cm" svg:x="2.175cm" svg:y="4cm">
          <text:p><text:span text:style-name="T2">wibble_ptr::wibble_ptr(wibble * ptr)</text:span></text:p>
          <text:p><text:span text:style-name="T2"><text:s text:c="4"/></text:span><text:span text:style-name="T2">: raw(ptr)</text:span></text:p>
          <text:p><text:span text:style-name="T2">{</text:span></text:p>
          <text:p><text:span text:style-name="T2">}</text:span></text:p>
          <draw:enhanced-geometry svg:viewBox="0 0 21600 21600" draw:type="rectangle" draw:enhanced-path="M 0 0 L 21600 0 21600 21600 0 21600 0 0 Z N"/>
        </draw:custom-shape>
        <draw:line draw:style-name="gr16" draw:text-style-name="P8" draw:layer="layout" svg:x1="8.5cm" svg:y1="14.3cm" svg:x2="10cm" svg:y2="14.3cm">
          <text:p/>
        </draw:line>
        <draw:line draw:style-name="gr16" draw:text-style-name="P8" draw:layer="layout" svg:x1="10cm" svg:y1="14.4cm" svg:x2="10cm" svg:y2="15.9cm">
          <text:p/>
        </draw:line>
        <draw:line draw:style-name="gr15" draw:text-style-name="P8" draw:layer="layout" svg:x1="10cm" svg:y1="16cm" svg:x2="10cm" svg:y2="17.5cm">
          <text:p/>
        </draw:line>
        <draw:line draw:style-name="gr15" draw:text-style-name="P8" draw:layer="layout" svg:x1="10cm" svg:y1="17.5cm" svg:x2="12cm" svg:y2="17.5cm">
          <text:p/>
        </draw:line>
        <draw:frame draw:style-name="gr43" draw:text-style-name="P15" draw:layer="layout" svg:width="9.5cm" svg:height="2.499cm" svg:x="12.5cm" svg:y="16.901cm">
          <draw:text-box>
            <text:p text:style-name="P15">throw an exception (covered later)</text:p>
          </draw:text-box>
        </draw:frame>
        <presentation:notes draw:style-name="dp2">
          <draw:page-thumbnail draw:style-name="gr7"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s</text:p>
          </draw:text-box>
        </draw:frame>
        <draw:frame presentation:style-name="pr2" draw:layer="layout" svg:width="25.199cm" svg:height="17cm" svg:x="1.4cm" svg:y="3cm" presentation:class="outline" presentation:user-transformed="true">
          <draw:text-box>
            <text:list text:style-name="L2">
              <text:list-item>
                <text:p>Raw pointers do not imply a bad design</text:p>
              </text:list-item>
              <text:list-item>
                <text:p>Smart pointers do not imply a good design</text:p>
              </text:list-item>
              <text:list-item>
                <text:p>Make ownership an explicit part of design</text:p>
              </text:list-item>
              <text:list-item>
                <text:p>Assume reference parameter objects do not live beyond the end of the function call</text:p>
              </text:list-item>
            </text:list>
          </draw:text-box>
        </draw:frame>
        <draw:custom-shape draw:style-name="gr52" draw:text-style-name="P8" draw:layer="layout" svg:width="17.5cm" svg:height="2.5cm" svg:x="6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8" draw:layer="layout" svg:width="17.5cm" svg:height="3cm" svg:x="5.7cm" svg:y="14.9cm">
          <text:p/>
          <draw:enhanced-geometry svg:viewBox="0 0 21600 21600" draw:text-areas="?f7 ?f0 21600 ?f2" draw:mirror-vertic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The Rule of 3</text:p>
          </draw:text-box>
        </draw:frame>
        <draw:frame presentation:style-name="pr2" draw:layer="layout" svg:width="25.199cm" svg:height="17cm" svg:x="1.4cm" svg:y="3cm" presentation:class="outline" presentation:user-transformed="true">
          <draw:text-box>
            <text:list text:style-name="L2">
              <text:list-item>
                <text:p>Let the compiler write them and add a comment to that effect</text:p>
              </text:list-item>
            </text:list>
          </draw:text-box>
        </draw:frame>
        <draw:custom-shape draw:style-name="gr55" draw:text-style-name="P3" draw:layer="layout" svg:width="19.291cm" svg:height="13.201cm" svg:x="2.209cm" svg:y="6.53cm">
          <text:p><text:span text:style-name="T2">class date</text:span></text:p>
          <text:p><text:span text:style-name="T2">{</text:span></text:p>
          <text:p><text:span text:style-name="T2">public:</text:span></text:p>
          <text:p><text:span text:style-name="T2"><text:s text:c="4"/></text:span><text:span text:style-name="T2">date(int ccyy, int mm, int dd);</text:span></text:p>
          <text:p><text:span text:style-name="T2"><text:s text:c="3"/></text:span><text:span text:style-name="T2">~date();</text:span></text:p>
          <text:p><text:span text:style-name="T17"><text:s text:c="3"/></text:span><text:span text:style-name="T17">// compiler generated copying ok</text:span></text:p>
          <text:p><text:span text:style-name="T17"/></text:p>
          <text:p><text:span text:style-name="T2"><text:s text:c="4"/></text:span><text:span text:style-name="T2">int year() const;</text:span></text:p>
          <text:p><text:span text:style-name="T2"><text:s text:c="4"/></text:span><text:span text:style-name="T2">int month() const;</text:span></text:p>
          <text:p><text:span text:style-name="T2"><text:s text:c="4"/></text:span><text:span text:style-name="T2">int day() const;</text:span></text:p>
          <text:p><text:span text:style-name="T2"><text:s text:c="4"/></text:span><text:span text:style-name="T2">...</text:span></text:p>
          <text:p><text:span text:style-name="T2">private:</text:span></text:p>
          <text:p><text:span text:style-name="T2"><text:s text:c="4"/></text:span><text:span text:style-name="T2">int ccyy, mm, dd;</text:span></text:p>
          <text:p><text:span text:style-name="T2">};</text:span></text:p>
          <draw:enhanced-geometry svg:viewBox="0 0 21600 21600" draw:type="rectangle" draw:enhanced-path="M 0 0 L 21600 0 21600 21600 0 21600 0 0 Z N"/>
        </draw:custom-shape>
        <draw:line draw:style-name="gr33" draw:text-style-name="P8" draw:layer="layout" svg:x1="25cm" svg:y1="11.7cm" svg:x2="21.5cm" svg:y2="11.7cm">
          <text:p/>
        </draw:line>
        <presentation:notes draw:style-name="dp2">
          <office:forms form:automatic-focus="false" form:apply-design-mode="false"/>
          <draw:page-thumbnail draw:style-name="gr7"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The Rule of 3</text:p>
          </draw:text-box>
        </draw:frame>
        <draw:frame presentation:style-name="pr2" draw:layer="layout" svg:width="25.199cm" svg:height="17cm" svg:x="1.4cm" svg:y="3cm" presentation:class="outline" presentation:user-transformed="true">
          <draw:text-box>
            <text:list text:style-name="L2">
              <text:list-item>
                <text:p>Or, write your own because the compiler generated ones would be wrong</text:p>
              </text:list-item>
            </text:list>
          </draw:text-box>
        </draw:frame>
        <draw:custom-shape draw:style-name="gr55" draw:text-style-name="P3" draw:layer="layout" svg:width="24.391cm" svg:height="13.201cm" svg:x="1.588cm" svg:y="6.48cm">
          <text:p><text:span text:style-name="T2">template&lt;typename Type&gt;</text:span></text:p>
          <text:p><text:span text:style-name="T2">class shared_ptr</text:span></text:p>
          <text:p><text:span text:style-name="T2">{</text:span></text:p>
          <text:p><text:span text:style-name="T2">public:</text:span></text:p>
          <text:p><text:span text:style-name="T2"><text:s text:c="4"/></text:span><text:span text:style-name="T2">shared_ptr(Type * ptr);</text:span></text:p>
          <text:p><text:span text:style-name="T2"><text:s text:c="4"/></text:span><text:span text:style-name="T2">shared_ptr(const shared_ptr &amp;);</text:span></text:p>
          <text:p><text:span text:style-name="T2"><text:s text:c="3"/></text:span><text:span text:style-name="T2">~shared_ptr();</text:span></text:p>
          <text:p><text:span text:style-name="T2"/></text:p>
          <text:p><text:span text:style-name="T2"><text:s text:c="4"/></text:span><text:span text:style-name="T2">shared_ptr &amp; operator=(const shared_ptr &amp;);</text:span></text:p>
          <text:p><text:span text:style-name="T2"><text:s text:c="4"/></text:span><text:span text:style-name="T2">...</text:span></text:p>
          <text:p><text:span text:style-name="T2">private:</text:span></text:p>
          <text:p><text:span text:style-name="T2"><text:s text:c="4"/></text:span><text:span text:style-name="T2">Type * raw;</text:span></text:p>
          <text:p><text:span text:style-name="T2"><text:s text:c="4"/></text:span><text:span text:style-name="T2">unsigned int * count;</text:span></text:p>
          <text:p><text:span text:style-name="T2">};</text:span></text:p>
          <draw:enhanced-geometry svg:viewBox="0 0 21600 21600" draw:type="rectangle" draw:enhanced-path="M 0 0 L 21600 0 21600 21600 0 21600 0 0 Z N"/>
        </draw:custom-shape>
        <draw:line draw:style-name="gr17" draw:text-style-name="P8" draw:layer="layout" svg:x1="1.6cm" svg:y1="11.8cm" svg:x2="3.6cm" svg:y2="11.8cm">
          <text:p/>
        </draw:line>
        <draw:line draw:style-name="gr17" draw:text-style-name="P8" draw:layer="layout" svg:x1="1.6cm" svg:y1="14.5cm" svg:x2="3.6cm" svg:y2="14.5cm">
          <text:p/>
        </draw:line>
        <presentation:notes draw:style-name="dp2">
          <office:forms form:automatic-focus="false" form:apply-design-mode="false"/>
          <draw:page-thumbnail draw:style-name="gr7"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The Rule of 3</text:p>
          </draw:text-box>
        </draw:frame>
        <draw:frame presentation:style-name="pr2" draw:layer="layout" svg:width="25.199cm" svg:height="17cm" svg:x="1.4cm" svg:y="3cm" presentation:class="outline" presentation:user-transformed="true">
          <draw:text-box>
            <text:list text:style-name="L2">
              <text:list-item>
                <text:p>Or, turn copying off by declaring them private</text:p>
                <text:list>
                  <text:list-item>
                    <text:p>Since they are never used they don't need to be defined</text:p>
                  </text:list-item>
                </text:list>
              </text:list-item>
            </text:list>
          </draw:text-box>
        </draw:frame>
        <draw:custom-shape draw:style-name="gr56" draw:text-style-name="P3" draw:layer="layout" svg:width="24.391cm" svg:height="12.319cm" svg:x="1.789cm" svg:y="7.581cm">
          <text:p><text:span text:style-name="T2">template&lt;typename Type&gt;</text:span></text:p>
          <text:p><text:span text:style-name="T2">class scoped_ptr</text:span></text:p>
          <text:p><text:span text:style-name="T2">{</text:span></text:p>
          <text:p><text:span text:style-name="T2">public:</text:span></text:p>
          <text:p><text:span text:style-name="T2"><text:s text:c="4"/></text:span><text:span text:style-name="T2">scoped_ptr(Type * ptr);</text:span></text:p>
          <text:p><text:span text:style-name="T2"><text:s text:c="3"/></text:span><text:span text:style-name="T2">~scoped_ptr();</text:span></text:p>
          <text:p><text:span text:style-name="T2"><text:s text:c="4"/></text:span><text:span text:style-name="T2">...</text:span></text:p>
          <text:p><text:span text:style-name="T2">private: </text:span><text:span text:style-name="T17">// inappropriate</text:span></text:p>
          <text:p><text:span text:style-name="T2"><text:s text:c="4"/></text:span><text:span text:style-name="T2">scoped_ptr(const scoped_ptr &amp;);</text:span></text:p>
          <text:p><text:span text:style-name="T2"><text:s text:c="4"/></text:span><text:span text:style-name="T2">scoped_ptr &amp; operator=(const scoped_ptr &amp;);</text:span></text:p>
          <text:p><text:span text:style-name="T2">private:</text:span></text:p>
          <text:p><text:span text:style-name="T2"><text:s text:c="4"/></text:span><text:span text:style-name="T2">Type * raw;</text:span></text:p>
          <text:p><text:span text:style-name="T2">};</text:span></text:p>
          <draw:enhanced-geometry svg:viewBox="0 0 21600 21600" draw:type="rectangle" draw:enhanced-path="M 0 0 L 21600 0 21600 21600 0 21600 0 0 Z N"/>
        </draw:custom-shape>
        <draw:line draw:style-name="gr17" draw:text-style-name="P8" draw:layer="layout" svg:x1="2cm" svg:y1="15.5cm" svg:x2="3.5cm" svg:y2="15.5cm">
          <text:p/>
        </draw:line>
        <draw:line draw:style-name="gr17" draw:text-style-name="P8" draw:layer="layout" svg:x1="2cm" svg:y1="16.5cm" svg:x2="3.5cm" svg:y2="16.5cm">
          <text:p/>
        </draw:line>
        <presentation:notes draw:style-name="dp2">
          <office:forms form:automatic-focus="false" form:apply-design-mode="false"/>
          <draw:page-thumbnail draw:style-name="gr7"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ODO?</text:p>
          </draw:text-box>
        </draw:frame>
        <draw:frame presentation:style-name="pr2" draw:layer="layout" svg:width="25.199cm" svg:height="17cm" svg:x="1.4cm" svg:y="3cm" presentation:class="outline">
          <draw:text-box>
            <text:list text:style-name="L2">
              <text:list-item>
                <text:p>had a note to mention cerr for debug diagnostics...</text:p>
              </text:list-item>
              <text:list-item>
                <text:p>COVER delete[ ] <text:s/>????</text:p>
              </text:list-item>
              <text:list-item>
                <text:p>mention vector&lt; &gt;</text:p>
              </text:list-item>
            </text:list>
          </draw:text-box>
        </draw:frame>
        <presentation:notes draw:style-name="dp2">
          <draw:page-thumbnail draw:style-name="gr7"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70H51M12S</meta:editing-duration>
    <meta:editing-cycles>77</meta:editing-cycles>
    <dc:date>2011-03-19T13:11:05</dc:date>
    <meta:generator>NeoOffice/3.1.2$Unix OpenOffice.org_project/Patch 4</meta:generator>
    <meta:document-statistic meta:object-count="917"/>
  </office:meta>
</office:document-meta>
</file>